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3.604cm"/>
    </style:style>
    <style:style style:name="co7" style:family="table-column">
      <style:table-column-properties fo:break-before="auto" style:column-width="2.342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verse +grad" table:style-name="ta1">
        <table:shapes>
          <draw:frame draw:z-index="0" draw:style-name="gr1" draw:text-style-name="P1" svg:width="15.986cm" svg:height="9.004cm" svg:x="22.377cm" svg:y="7.464cm">
            <draw:object draw:notify-on-update-of-ranges="'Transverse +grad'.D5:'Transverse +grad'.D15 'Transverse +grad'.P5:'Transverse +grad'.P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1">
            <text:p>Relative to Centre</text:p>
          </table:table-cell>
          <table:covered-table-cell/>
          <table:table-cell table:number-columns-repeated="11"/>
        </table:table-row>
        <table:table-row table:style-name="ro1">
          <table:table-cell table:style-name="ce1" office:value-type="string" calcext:value-type="string">
            <text:p>Current (A)</text:p>
          </table:table-cell>
          <table:table-cell table:style-name="ce1" office:value-type="string" calcext:value-type="string">
            <text:p>B (T)</text:p>
          </table:table-cell>
          <table:table-cell/>
          <table:table-cell table:style-name="ce2" office:value-type="string" calcext:value-type="string">
            <text:p>B (T)</text:p>
          </table:table-cell>
          <table:table-cell office:value-type="string" calcext:value-type="string">
            <text:p>Raw x_1</text:p>
          </table:table-cell>
          <table:table-cell office:value-type="string" calcext:value-type="string">
            <text:p>Raw x_2 </text:p>
          </table:table-cell>
          <table:table-cell table:style-name="ce2" office:value-type="string" calcext:value-type="string">
            <text:p>X_1 Position (mm)</text:p>
          </table:table-cell>
          <table:table-cell table:style-name="ce2" office:value-type="string" calcext:value-type="string">
            <text:p>X_2 Position (mm)</text:p>
          </table:table-cell>
          <table:table-cell table:style-name="ce2" office:value-type="string" calcext:value-type="string">
            <text:p>Angle 1</text:p>
          </table:table-cell>
          <table:table-cell table:style-name="ce2" office:value-type="string" calcext:value-type="string">
            <text:p>Angle 1 error</text:p>
          </table:table-cell>
          <table:table-cell table:style-name="ce2" office:value-type="string" calcext:value-type="string">
            <text:p>Angle 2</text:p>
          </table:table-cell>
          <table:table-cell table:style-name="ce2" office:value-type="string" calcext:value-type="string">
            <text:p>Angle 2 error</text:p>
          </table:table-cell>
          <table:table-cell table:style-name="ce2" office:value-type="string" calcext:value-type="string">
            <text:p>Beta 1</text:p>
          </table:table-cell>
          <table:table-cell table:style-name="ce2" office:value-type="string" calcext:value-type="string">
            <text:p>Beta 2</text:p>
          </table:table-cell>
          <table:table-cell table:style-name="ce2" office:value-type="string" calcext:value-type="string">
            <text:p>Delta Lambda (%)</text:p>
          </table:table-cell>
          <table:table-cell table:style-name="ce2" office:value-type="string" calcext:value-type="string">
            <text:p>Delta Energy (Ev)</text:p>
          </table:table-cell>
          <table:table-cell office:value-type="string" calcext:value-type="string">
            <text:p>Energy 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2" office:value-type="float" office:value="844" calcext:value-type="float">
            <text:p>844</text:p>
          </table:table-cell>
          <table:table-cell table:formula="of:=([.E5]-[.$F$18])*[.$F$19]" office:value-type="float" office:value="-2.32626953125" calcext:value-type="float">
            <text:p>-2.32626953125</text:p>
          </table:table-cell>
          <table:table-cell table:formula="of:=([.F5]-[.$F$18])*[.$F$19]" office:value-type="float" office:value="-2.32626953125" calcext:value-type="float">
            <text:p>-2.32626953125</text:p>
          </table:table-cell>
          <table:table-cell table:formula="of:=ATAN([.G5]/[.$F$17])" office:value-type="float" office:value="-0.015507220394914" calcext:value-type="float">
            <text:p>-0.015507220394914</text:p>
          </table:table-cell>
          <table:table-cell table:formula="of:=SQRT( ([.$F$17]/([.G5]^2+[.$F$17]^2) * [.$F$22])^2 + ([.G5]/([.G5]^2+[.$F$17]^2)*[.$F$21])^2 )" office:value-type="float" office:value="0.000139252375811327" calcext:value-type="float">
            <text:p>0.000139252375811327</text:p>
          </table:table-cell>
          <table:table-cell table:formula="of:=ATAN([.H5]/[.$F$17])" office:value-type="float" office:value="-0.015507220394914" calcext:value-type="float">
            <text:p>-0.015507220394914</text:p>
          </table:table-cell>
          <table:table-cell table:formula="of:=SQRT( ([.$F$17]/([.H5]^2+[.$F$17]^2) * [.$F$22])^2 + ([.H5]/([.H5]^2+[.$F$17]^2)*[.$F$21])^2 )" office:value-type="float" office:value="0.000139252375811327" calcext:value-type="float">
            <text:p>0.000139252375811327</text:p>
          </table:table-cell>
          <table:table-cell table:formula="of:=ASIN(SIN([.I5])/[.$F$23])" office:value-type="float" office:value="-0.010621157835575" calcext:value-type="float">
            <text:p>-0.010621157835575</text:p>
          </table:table-cell>
          <table:table-cell table:formula="of:=ASIN(SIN([.K5])/[.$F$23])" office:value-type="float" office:value="-0.010621157835575" calcext:value-type="float">
            <text:p>-0.010621157835575</text:p>
          </table:table-cell>
          <table:table-cell table:formula="of:=COS([.N5])/COS([.M5]) - 1" office:value-type="float" office:value="0" calcext:value-type="float">
            <text:p>0</text:p>
          </table:table-cell>
          <table:table-cell table:formula="of:=-[.$F$24]*[.O5]/[.$F$2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9" calcext:value-type="float">
            <text:p>0.03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9" calcext:value-type="float">
            <text:p>0.10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table:number-columns-repeated="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0.184" calcext:value-type="float">
            <text:p>0.184</text:p>
          </table:table-cell>
          <table:table-cell office:value-type="float" office:value="844" calcext:value-type="float">
            <text:p>844</text:p>
          </table:table-cell>
          <table:table-cell office:value-type="float" office:value="840.1" calcext:value-type="float">
            <text:p>840.1</text:p>
          </table:table-cell>
          <table:table-cell table:formula="of:=([.E10]-[.$F$18])*[.$F$19]" office:value-type="float" office:value="-2.32626953125" calcext:value-type="float">
            <text:p>-2.32626953125</text:p>
          </table:table-cell>
          <table:table-cell table:formula="of:=([.F10]-[.$F$18])*[.$F$19]" office:value-type="float" office:value="-2.37958984375" calcext:value-type="float">
            <text:p>-2.37958984375</text:p>
          </table:table-cell>
          <table:table-cell table:formula="of:=ATAN([.G10]/[.$F$17])" office:value-type="float" office:value="-0.015507220394914" calcext:value-type="float">
            <text:p>-0.015507220394914</text:p>
          </table:table-cell>
          <table:table-cell table:formula="of:=SQRT( ([.$F$17]/([.G10]^2+[.$F$17]^2) * [.$F$22])^2 + ([.G10]/([.G10]^2+[.$F$17]^2)*[.$F$21])^2 )" office:value-type="float" office:value="0.000139252375811327" calcext:value-type="float">
            <text:p>0.000139252375811327</text:p>
          </table:table-cell>
          <table:table-cell table:formula="of:=ATAN([.H10]/[.$F$17])" office:value-type="float" office:value="-0.0158626016971878" calcext:value-type="float">
            <text:p>-0.0158626016971878</text:p>
          </table:table-cell>
          <table:table-cell table:formula="of:=SQRT( ([.$F$17]/([.H10]^2+[.$F$17]^2) * [.$F$22])^2 + ([.H10]/([.H10]^2+[.$F$17]^2)*[.$F$21])^2 )" office:value-type="float" office:value="0.000141018377127437" calcext:value-type="float">
            <text:p>0.000141018377127437</text:p>
          </table:table-cell>
          <table:table-cell table:formula="of:=ASIN(SIN([.I10])/[.$F$23])" office:value-type="float" office:value="-0.010621157835575" calcext:value-type="float">
            <text:p>-0.010621157835575</text:p>
          </table:table-cell>
          <table:table-cell table:formula="of:=ASIN(SIN([.K10])/[.$F$23])" office:value-type="float" office:value="-0.0108645537896243" calcext:value-type="float">
            <text:p>-0.0108645537896243</text:p>
          </table:table-cell>
          <table:table-cell table:formula="of:=COS([.N10])/COS([.M10]) - 1" office:value-type="float" office:value="-0.00000261486482777684" calcext:value-type="float">
            <text:p>-2.61486482777684E-06</text:p>
          </table:table-cell>
          <table:table-cell table:formula="of:=-[.$F$24]*[.O10]/[.$F$25]" office:value-type="float" office:value="0.00000503575497788126" calcext:value-type="float">
            <text:p>5.03575497788126E-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844" calcext:value-type="float">
            <text:p>844</text:p>
          </table:table-cell>
          <table:table-cell office:value-type="float" office:value="838.9" calcext:value-type="float">
            <text:p>838.9</text:p>
          </table:table-cell>
          <table:table-cell table:formula="of:=([.E11]-[.$F$18])*[.$F$19]" office:value-type="float" office:value="-2.32626953125" calcext:value-type="float">
            <text:p>-2.32626953125</text:p>
          </table:table-cell>
          <table:table-cell table:formula="of:=([.F11]-[.$F$18])*[.$F$19]" office:value-type="float" office:value="-2.39599609375" calcext:value-type="float">
            <text:p>-2.39599609375</text:p>
          </table:table-cell>
          <table:table-cell table:formula="of:=ATAN([.G11]/[.$F$17])" office:value-type="float" office:value="-0.015507220394914" calcext:value-type="float">
            <text:p>-0.015507220394914</text:p>
          </table:table-cell>
          <table:table-cell table:formula="of:=SQRT( ([.$F$17]/([.G11]^2+[.$F$17]^2) * [.$F$22])^2 + ([.G11]/([.G11]^2+[.$F$17]^2)*[.$F$21])^2 )" office:value-type="float" office:value="0.000139252375811327" calcext:value-type="float">
            <text:p>0.000139252375811327</text:p>
          </table:table-cell>
          <table:table-cell table:formula="of:=ATAN([.H11]/[.$F$17])" office:value-type="float" office:value="-0.0159719489882068" calcext:value-type="float">
            <text:p>-0.0159719489882068</text:p>
          </table:table-cell>
          <table:table-cell table:formula="of:=SQRT( ([.$F$17]/([.H11]^2+[.$F$17]^2) * [.$F$22])^2 + ([.H11]/([.H11]^2+[.$F$17]^2)*[.$F$21])^2 )" office:value-type="float" office:value="0.000141565284028563" calcext:value-type="float">
            <text:p>0.000141565284028563</text:p>
          </table:table-cell>
          <table:table-cell table:formula="of:=ASIN(SIN([.I11])/[.$F$23])" office:value-type="float" office:value="-0.010621157835575" calcext:value-type="float">
            <text:p>-0.010621157835575</text:p>
          </table:table-cell>
          <table:table-cell table:formula="of:=ASIN(SIN([.K11])/[.$F$23])" office:value-type="float" office:value="-0.0109394441573255" calcext:value-type="float">
            <text:p>-0.0109394441573255</text:p>
          </table:table-cell>
          <table:table-cell table:formula="of:=COS([.N11])/COS([.M11]) - 1" office:value-type="float" office:value="-0.0000034313494193805" calcext:value-type="float">
            <text:p>-3.4313494193805E-06</text:p>
          </table:table-cell>
          <table:table-cell table:formula="of:=-[.$F$24]*[.O11]/[.$F$25]" office:value-type="float" office:value="0.00000660815608361153" calcext:value-type="float">
            <text:p>6.60815608361153E-0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844" calcext:value-type="float">
            <text:p>844</text:p>
          </table:table-cell>
          <table:table-cell office:value-type="float" office:value="836.4" calcext:value-type="float">
            <text:p>836.4</text:p>
          </table:table-cell>
          <table:table-cell table:formula="of:=([.E12]-[.$F$18])*[.$F$19]" office:value-type="float" office:value="-2.32626953125" calcext:value-type="float">
            <text:p>-2.32626953125</text:p>
          </table:table-cell>
          <table:table-cell table:formula="of:=([.F12]-[.$F$18])*[.$F$19]" office:value-type="float" office:value="-2.43017578125" calcext:value-type="float">
            <text:p>-2.43017578125</text:p>
          </table:table-cell>
          <table:table-cell table:formula="of:=ATAN([.G12]/[.$F$17])" office:value-type="float" office:value="-0.015507220394914" calcext:value-type="float">
            <text:p>-0.015507220394914</text:p>
          </table:table-cell>
          <table:table-cell table:formula="of:=SQRT( ([.$F$17]/([.G12]^2+[.$F$17]^2) * [.$F$22])^2 + ([.G12]/([.G12]^2+[.$F$17]^2)*[.$F$21])^2 )" office:value-type="float" office:value="0.000139252375811327" calcext:value-type="float">
            <text:p>0.000139252375811327</text:p>
          </table:table-cell>
          <table:table-cell table:formula="of:=ATAN([.H12]/[.$F$17])" office:value-type="float" office:value="-0.016199754614624" calcext:value-type="float">
            <text:p>-0.016199754614624</text:p>
          </table:table-cell>
          <table:table-cell table:formula="of:=SQRT( ([.$F$17]/([.H12]^2+[.$F$17]^2) * [.$F$22])^2 + ([.H12]/([.H12]^2+[.$F$17]^2)*[.$F$21])^2 )" office:value-type="float" office:value="0.000142709866374845" calcext:value-type="float">
            <text:p>0.000142709866374845</text:p>
          </table:table-cell>
          <table:table-cell table:formula="of:=ASIN(SIN([.I12])/[.$F$23])" office:value-type="float" office:value="-0.010621157835575" calcext:value-type="float">
            <text:p>-0.010621157835575</text:p>
          </table:table-cell>
          <table:table-cell table:formula="of:=ASIN(SIN([.K12])/[.$F$23])" office:value-type="float" office:value="-0.0110954646907742" calcext:value-type="float">
            <text:p>-0.0110954646907742</text:p>
          </table:table-cell>
          <table:table-cell table:formula="of:=COS([.N12])/COS([.M12]) - 1" office:value-type="float" office:value="-0.00000515036071768726" calcext:value-type="float">
            <text:p>-5.15036071768726E-06</text:p>
          </table:table-cell>
          <table:table-cell table:formula="of:=-[.$F$24]*[.O12]/[.$F$25]" office:value-type="float" office:value="0.00000991865978939665" calcext:value-type="float">
            <text:p>9.91865978939665E-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844" calcext:value-type="float">
            <text:p>844</text:p>
          </table:table-cell>
          <table:table-cell office:value-type="float" office:value="833.4" calcext:value-type="float">
            <text:p>833.4</text:p>
          </table:table-cell>
          <table:table-cell table:formula="of:=([.E13]-[.$F$18])*[.$F$19]" office:value-type="float" office:value="-2.32626953125" calcext:value-type="float">
            <text:p>-2.32626953125</text:p>
          </table:table-cell>
          <table:table-cell table:formula="of:=([.F13]-[.$F$18])*[.$F$19]" office:value-type="float" office:value="-2.47119140625" calcext:value-type="float">
            <text:p>-2.47119140625</text:p>
          </table:table-cell>
          <table:table-cell table:formula="of:=ATAN([.G13]/[.$F$17])" office:value-type="float" office:value="-0.015507220394914" calcext:value-type="float">
            <text:p>-0.015507220394914</text:p>
          </table:table-cell>
          <table:table-cell table:formula="of:=SQRT( ([.$F$17]/([.G13]^2+[.$F$17]^2) * [.$F$22])^2 + ([.G13]/([.G13]^2+[.$F$17]^2)*[.$F$21])^2 )" office:value-type="float" office:value="0.000139252375811327" calcext:value-type="float">
            <text:p>0.000139252375811327</text:p>
          </table:table-cell>
          <table:table-cell table:formula="of:=ATAN([.H13]/[.$F$17])" office:value-type="float" office:value="-0.0164731191446388" calcext:value-type="float">
            <text:p>-0.0164731191446388</text:p>
          </table:table-cell>
          <table:table-cell table:formula="of:=SQRT( ([.$F$17]/([.H13]^2+[.$F$17]^2) * [.$F$22])^2 + ([.H13]/([.H13]^2+[.$F$17]^2)*[.$F$21])^2 )" office:value-type="float" office:value="0.000144092429248492" calcext:value-type="float">
            <text:p>0.000144092429248492</text:p>
          </table:table-cell>
          <table:table-cell table:formula="of:=ASIN(SIN([.I13])/[.$F$23])" office:value-type="float" office:value="-0.010621157835575" calcext:value-type="float">
            <text:p>-0.010621157835575</text:p>
          </table:table-cell>
          <table:table-cell table:formula="of:=ASIN(SIN([.K13])/[.$F$23])" office:value-type="float" office:value="-0.0112826874053824" calcext:value-type="float">
            <text:p>-0.0112826874053824</text:p>
          </table:table-cell>
          <table:table-cell table:formula="of:=COS([.N13])/COS([.M13]) - 1" office:value-type="float" office:value="-0.00000724528435769312" calcext:value-type="float">
            <text:p>-7.24528435769312E-06</text:p>
          </table:table-cell>
          <table:table-cell table:formula="of:=-[.$F$24]*[.O13]/[.$F$25]" office:value-type="float" office:value="0.0000139531024253511" calcext:value-type="float">
            <text:p>1.39531024253511E-0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316" calcext:value-type="float">
            <text:p>0.316</text:p>
          </table:table-cell>
          <table:table-cell/>
          <table:table-cell office:value-type="float" office:value="0.316" calcext:value-type="float">
            <text:p>0.316</text:p>
          </table:table-cell>
          <table:table-cell office:value-type="float" office:value="844" calcext:value-type="float">
            <text:p>844</text:p>
          </table:table-cell>
          <table:table-cell office:value-type="float" office:value="831" calcext:value-type="float">
            <text:p>831</text:p>
          </table:table-cell>
          <table:table-cell table:formula="of:=([.E14]-[.$F$18])*[.$F$19]" office:value-type="float" office:value="-2.32626953125" calcext:value-type="float">
            <text:p>-2.32626953125</text:p>
          </table:table-cell>
          <table:table-cell table:formula="of:=([.F14]-[.$F$18])*[.$F$19]" office:value-type="float" office:value="-2.50400390625" calcext:value-type="float">
            <text:p>-2.50400390625</text:p>
          </table:table-cell>
          <table:table-cell table:formula="of:=ATAN([.G14]/[.$F$17])" office:value-type="float" office:value="-0.015507220394914" calcext:value-type="float">
            <text:p>-0.015507220394914</text:p>
          </table:table-cell>
          <table:table-cell table:formula="of:=SQRT( ([.$F$17]/([.G14]^2+[.$F$17]^2) * [.$F$22])^2 + ([.G14]/([.G14]^2+[.$F$17]^2)*[.$F$21])^2 )" office:value-type="float" office:value="0.000139252375811327" calcext:value-type="float">
            <text:p>0.000139252375811327</text:p>
          </table:table-cell>
          <table:table-cell table:formula="of:=ATAN([.H14]/[.$F$17])" office:value-type="float" office:value="-0.0166918089978172" calcext:value-type="float">
            <text:p>-0.0166918089978172</text:p>
          </table:table-cell>
          <table:table-cell table:formula="of:=SQRT( ([.$F$17]/([.H14]^2+[.$F$17]^2) * [.$F$22])^2 + ([.H14]/([.H14]^2+[.$F$17]^2)*[.$F$21])^2 )" office:value-type="float" office:value="0.000145205418911339" calcext:value-type="float">
            <text:p>0.000145205418911339</text:p>
          </table:table-cell>
          <table:table-cell table:formula="of:=ASIN(SIN([.I14])/[.$F$23])" office:value-type="float" office:value="-0.010621157835575" calcext:value-type="float">
            <text:p>-0.010621157835575</text:p>
          </table:table-cell>
          <table:table-cell table:formula="of:=ASIN(SIN([.K14])/[.$F$23])" office:value-type="float" office:value="-0.0114324640422934" calcext:value-type="float">
            <text:p>-0.0114324640422934</text:p>
          </table:table-cell>
          <table:table-cell table:formula="of:=COS([.N14])/COS([.M14]) - 1" office:value-type="float" office:value="-0.00000894644323179428" calcext:value-type="float">
            <text:p>-8.94644323179428E-06</text:p>
          </table:table-cell>
          <table:table-cell table:formula="of:=-[.$F$24]*[.O14]/[.$F$25]" office:value-type="float" office:value="0.0000172292256028941" calcext:value-type="float">
            <text:p>1.72292256028941E-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844" calcext:value-type="float">
            <text:p>844</text:p>
          </table:table-cell>
          <table:table-cell office:value-type="float" office:value="829.5" calcext:value-type="float">
            <text:p>829.5</text:p>
          </table:table-cell>
          <table:table-cell table:formula="of:=([.E15]-[.$F$18])*[.$F$19]" office:value-type="float" office:value="-2.32626953125" calcext:value-type="float">
            <text:p>-2.32626953125</text:p>
          </table:table-cell>
          <table:table-cell table:formula="of:=([.F15]-[.$F$18])*[.$F$19]" office:value-type="float" office:value="-2.52451171875" calcext:value-type="float">
            <text:p>-2.52451171875</text:p>
          </table:table-cell>
          <table:table-cell table:formula="of:=ATAN([.G15]/[.$F$17])" office:value-type="float" office:value="-0.015507220394914" calcext:value-type="float">
            <text:p>-0.015507220394914</text:p>
          </table:table-cell>
          <table:table-cell table:formula="of:=SQRT( ([.$F$17]/([.G15]^2+[.$F$17]^2) * [.$F$22])^2 + ([.G15]/([.G15]^2+[.$F$17]^2)*[.$F$21])^2 )" office:value-type="float" office:value="0.000139252375811327" calcext:value-type="float">
            <text:p>0.000139252375811327</text:p>
          </table:table-cell>
          <table:table-cell table:formula="of:=ATAN([.H15]/[.$F$17])" office:value-type="float" office:value="-0.0168284893465477" calcext:value-type="float">
            <text:p>-0.0168284893465477</text:p>
          </table:table-cell>
          <table:table-cell table:formula="of:=SQRT( ([.$F$17]/([.H15]^2+[.$F$17]^2) * [.$F$22])^2 + ([.H15]/([.H15]^2+[.$F$17]^2)*[.$F$21])^2 )" office:value-type="float" office:value="0.000145904100550917" calcext:value-type="float">
            <text:p>0.000145904100550917</text:p>
          </table:table-cell>
          <table:table-cell table:formula="of:=ASIN(SIN([.I15])/[.$F$23])" office:value-type="float" office:value="-0.010621157835575" calcext:value-type="float">
            <text:p>-0.010621157835575</text:p>
          </table:table-cell>
          <table:table-cell table:formula="of:=ASIN(SIN([.K15])/[.$F$23])" office:value-type="float" office:value="-0.0115260737387674" calcext:value-type="float">
            <text:p>-0.0115260737387674</text:p>
          </table:table-cell>
          <table:table-cell table:formula="of:=COS([.N15])/COS([.M15]) - 1" office:value-type="float" office:value="-0.0000100210511203569" calcext:value-type="float">
            <text:p>-1.00210511203569E-05</text:p>
          </table:table-cell>
          <table:table-cell table:formula="of:=-[.$F$24]*[.O15]/[.$F$25]" office:value-type="float" office:value="0.0000192987253210499" calcext:value-type="float">
            <text:p>1.92987253210499E-05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Focal Length (mm)</text:p>
          </table:table-cell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entre Pos (pixel)</text:p>
          </table:table-cell>
          <table:table-cell office:value-type="float" office:value="1014.15" calcext:value-type="float">
            <text:p>1014.1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nversion Factor (mm/pixel)</text:p>
          </table:table-cell>
          <table:table-cell table:formula="of:=28/2048" office:value-type="float" office:value="0.013671875" calcext:value-type="float">
            <text:p>0.013671875</text:p>
          </table:table-cell>
          <table:table-cell table:number-columns-repeated="8"/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4" table:formula="of:=LINEST([.P19:.P25];[.O19:.O25];1;1)" office:value-type="float" office:value="0.0000572942446680883" calcext:value-type="float">
            <text:p>5.72942446680883E-05</text:p>
          </table:table-cell>
          <table:table-cell office:value-type="float" office:value="-0.00000275477168582115" calcext:value-type="float">
            <text:p>-2.75477168582115E-06</text:p>
          </table:table-cell>
        </table:table-row>
        <table:table-row table:style-name="ro1">
          <table:table-cell table:number-columns-repeated="14"/>
          <table:table-cell office:value-type="float" office:value="0.184" calcext:value-type="float">
            <text:p>0.184</text:p>
          </table:table-cell>
          <table:table-cell office:value-type="float" office:value="0.00000503575497788126" calcext:value-type="float">
            <text:p>5.03575497788126E-06</text:p>
          </table:table-cell>
          <table:table-cell/>
          <table:table-cell office:value-type="float" office:value="0.00000925872450882772" calcext:value-type="float">
            <text:p>9.25872450882772E-06</text:p>
          </table:table-cell>
          <table:table-cell office:value-type="float" office:value="0.00000232416906893526" calcext:value-type="float">
            <text:p>2.32416906893526E-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xel Unc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213" calcext:value-type="float">
            <text:p>0.213</text:p>
          </table:table-cell>
          <table:table-cell office:value-type="float" office:value="0.00000660815608361153" calcext:value-type="float">
            <text:p>6.60815608361153E-06</text:p>
          </table:table-cell>
          <table:table-cell/>
          <table:table-cell office:value-type="float" office:value="0.884507954206812" calcext:value-type="float">
            <text:p>0.884507954206812</text:p>
          </table:table-cell>
          <table:table-cell office:value-type="float" office:value="0.00000258776676843607" calcext:value-type="float">
            <text:p>2.58776676843607E-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unc</text:p>
          </table:table-cell>
          <table:table-cell office:value-type="float" office:value="0.014" calcext:value-type="float">
            <text:p>0.014</text:p>
          </table:table-cell>
          <table:table-cell table:number-columns-repeated="8"/>
          <table:table-cell office:value-type="float" office:value="0.25" calcext:value-type="float">
            <text:p>0.25</text:p>
          </table:table-cell>
          <table:table-cell office:value-type="float" office:value="0.00000991865978939665" calcext:value-type="float">
            <text:p>9.91865978939665E-06</text:p>
          </table:table-cell>
          <table:table-cell/>
          <table:table-cell office:value-type="float" office:value="38.2930247763861" calcext:value-type="float">
            <text:p>38.29302477638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talon n</text:p>
          </table:table-cell>
          <table:table-cell office:value-type="float" office:value="1.46" calcext:value-type="float">
            <text:p>1.46</text:p>
          </table:table-cell>
          <table:table-cell table:number-columns-repeated="8"/>
          <table:table-cell office:value-type="float" office:value="0.28" calcext:value-type="float">
            <text:p>0.28</text:p>
          </table:table-cell>
          <table:table-cell office:value-type="float" office:value="0.0000139531024253511" calcext:value-type="float">
            <text:p>1.39531024253511E-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c</text:p>
          </table:table-cell>
          <table:table-cell table:style-name="ce3" office:value-type="float" office:value="0.00000123984193" calcext:value-type="float">
            <text:p>0.00000123984193</text:p>
          </table:table-cell>
          <table:table-cell table:number-columns-repeated="8"/>
          <table:table-cell office:value-type="float" office:value="0.316" calcext:value-type="float">
            <text:p>0.316</text:p>
          </table:table-cell>
          <table:table-cell office:value-type="float" office:value="0.0000172292256028942" calcext:value-type="float">
            <text:p>1.72292256028942E-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ambda</text:p>
          </table:table-cell>
          <table:table-cell table:style-name="ce4" office:value-type="float" office:value="0.0000006438" calcext:value-type="float">
            <text:p>6.44E-07</text:p>
          </table:table-cell>
          <table:table-cell table:number-columns-repeated="8"/>
          <table:table-cell office:value-type="float" office:value="0.348" calcext:value-type="float">
            <text:p>0.348</text:p>
          </table:table-cell>
          <table:table-cell office:value-type="float" office:value="0.0000192987253210499" calcext:value-type="float">
            <text:p>1.92987253210499E-05</text:p>
          </table:table-cell>
          <table:table-cell table:number-columns-repeated="3"/>
        </table:table-row>
      </table:table>
      <table:table table:name="Transverse -grad_2" table:style-name="ta1">
        <table:shapes>
          <draw:frame draw:z-index="0" draw:style-name="gr1" draw:text-style-name="P1" svg:width="15.986cm" svg:height="9.004cm" svg:x="22.377cm" svg:y="7.464cm">
            <draw:object draw:notify-on-update-of-ranges="'Transverse -grad_2'.D5:'Transverse -grad_2'.D15 'Transverse -grad_2'.P5:'Transverse -grad_2'.P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1">
            <text:p>Relative to Centre</text:p>
          </table:table-cell>
          <table:covered-table-cell/>
          <table:table-cell table:number-columns-repeated="11"/>
        </table:table-row>
        <table:table-row table:style-name="ro1">
          <table:table-cell table:style-name="ce1" office:value-type="string" calcext:value-type="string">
            <text:p>Current (A)</text:p>
          </table:table-cell>
          <table:table-cell table:style-name="ce1" office:value-type="string" calcext:value-type="string">
            <text:p>B (T)</text:p>
          </table:table-cell>
          <table:table-cell/>
          <table:table-cell table:style-name="ce2" office:value-type="string" calcext:value-type="string">
            <text:p>B (T)</text:p>
          </table:table-cell>
          <table:table-cell office:value-type="string" calcext:value-type="string">
            <text:p>Raw x_1</text:p>
          </table:table-cell>
          <table:table-cell office:value-type="string" calcext:value-type="string">
            <text:p>Raw x_2 </text:p>
          </table:table-cell>
          <table:table-cell table:style-name="ce2" office:value-type="string" calcext:value-type="string">
            <text:p>X_1 Position (mm)</text:p>
          </table:table-cell>
          <table:table-cell table:style-name="ce2" office:value-type="string" calcext:value-type="string">
            <text:p>X_2 Position (mm)</text:p>
          </table:table-cell>
          <table:table-cell table:style-name="ce2" office:value-type="string" calcext:value-type="string">
            <text:p>Angle 1</text:p>
          </table:table-cell>
          <table:table-cell table:style-name="ce2" office:value-type="string" calcext:value-type="string">
            <text:p>Angle 1 error</text:p>
          </table:table-cell>
          <table:table-cell table:style-name="ce2" office:value-type="string" calcext:value-type="string">
            <text:p>Angle 2</text:p>
          </table:table-cell>
          <table:table-cell table:style-name="ce2" office:value-type="string" calcext:value-type="string">
            <text:p>Angle 2 error</text:p>
          </table:table-cell>
          <table:table-cell table:style-name="ce2" office:value-type="string" calcext:value-type="string">
            <text:p>Beta 1</text:p>
          </table:table-cell>
          <table:table-cell table:style-name="ce2" office:value-type="string" calcext:value-type="string">
            <text:p>Beta 2</text:p>
          </table:table-cell>
          <table:table-cell table:style-name="ce2" office:value-type="string" calcext:value-type="string">
            <text:p>Delta Lambda (%)</text:p>
          </table:table-cell>
          <table:table-cell table:style-name="ce2" office:value-type="string" calcext:value-type="string">
            <text:p>Delta Energy (Ev)</text:p>
          </table:table-cell>
          <table:table-cell office:value-type="string" calcext:value-type="string">
            <text:p>Energy 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2" office:value-type="float" office:value="824.5" calcext:value-type="float">
            <text:p>824.5</text:p>
          </table:table-cell>
          <table:table-cell table:formula="of:=([.E5]-[.$F$18])*[.$F$19]" office:value-type="float" office:value="-2.35703125" calcext:value-type="float">
            <text:p>-2.35703125</text:p>
          </table:table-cell>
          <table:table-cell table:formula="of:=([.F5]-[.$F$18])*[.$F$19]" office:value-type="float" office:value="-2.35703125" calcext:value-type="float">
            <text:p>-2.35703125</text:p>
          </table:table-cell>
          <table:table-cell table:formula="of:=ATAN([.G5]/[.$F$17])" office:value-type="float" office:value="-0.0157122485531364" calcext:value-type="float">
            <text:p>-0.0157122485531364</text:p>
          </table:table-cell>
          <table:table-cell table:formula="of:=SQRT( ([.$F$17]/([.G5]^2+[.$F$17]^2) * [.$F$22])^2 + ([.G5]/([.G5]^2+[.$F$17]^2)*[.$F$21])^2 )" office:value-type="float" office:value="0.000140269066430435" calcext:value-type="float">
            <text:p>0.000140269066430435</text:p>
          </table:table-cell>
          <table:table-cell table:formula="of:=ATAN([.H5]/[.$F$17])" office:value-type="float" office:value="-0.0157122485531364" calcext:value-type="float">
            <text:p>-0.0157122485531364</text:p>
          </table:table-cell>
          <table:table-cell table:formula="of:=SQRT( ([.$F$17]/([.H5]^2+[.$F$17]^2) * [.$F$22])^2 + ([.H5]/([.H5]^2+[.$F$17]^2)*[.$F$21])^2 )" office:value-type="float" office:value="0.000140269066430435" calcext:value-type="float">
            <text:p>0.000140269066430435</text:p>
          </table:table-cell>
          <table:table-cell table:formula="of:=ASIN(SIN([.I5])/[.$F$23])" office:value-type="float" office:value="-0.0107615789976345" calcext:value-type="float">
            <text:p>-0.0107615789976345</text:p>
          </table:table-cell>
          <table:table-cell table:formula="of:=ASIN(SIN([.K5])/[.$F$23])" office:value-type="float" office:value="-0.0107615789976345" calcext:value-type="float">
            <text:p>-0.0107615789976345</text:p>
          </table:table-cell>
          <table:table-cell table:formula="of:=COS([.N5])/COS([.M5]) - 1" office:value-type="float" office:value="0" calcext:value-type="float">
            <text:p>0</text:p>
          </table:table-cell>
          <table:table-cell table:formula="of:=-[.$F$24]*[.O5]/[.$F$2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9" calcext:value-type="float">
            <text:p>0.03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9" calcext:value-type="float">
            <text:p>0.10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table:number-columns-repeated="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84" calcext:value-type="float">
            <text:p>0.18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824.5" calcext:value-type="float">
            <text:p>824.5</text:p>
          </table:table-cell>
          <table:table-cell office:value-type="float" office:value="831.8" calcext:value-type="float">
            <text:p>831.8</text:p>
          </table:table-cell>
          <table:table-cell table:formula="of:=([.E11]-[.$F$18])*[.$F$19]" office:value-type="float" office:value="-2.35703125" calcext:value-type="float">
            <text:p>-2.35703125</text:p>
          </table:table-cell>
          <table:table-cell table:formula="of:=([.F11]-[.$F$18])*[.$F$19]" office:value-type="float" office:value="-2.2572265625" calcext:value-type="float">
            <text:p>-2.2572265625</text:p>
          </table:table-cell>
          <table:table-cell table:formula="of:=ATAN([.G11]/[.$F$17])" office:value-type="float" office:value="-0.0157122485531364" calcext:value-type="float">
            <text:p>-0.0157122485531364</text:p>
          </table:table-cell>
          <table:table-cell table:formula="of:=SQRT( ([.$F$17]/([.G11]^2+[.$F$17]^2) * [.$F$22])^2 + ([.G11]/([.G11]^2+[.$F$17]^2)*[.$F$21])^2 )" office:value-type="float" office:value="0.000140269066430435" calcext:value-type="float">
            <text:p>0.000140269066430435</text:p>
          </table:table-cell>
          <table:table-cell table:formula="of:=ATAN([.H11]/[.$F$17])" office:value-type="float" office:value="-0.0150470413629416" calcext:value-type="float">
            <text:p>-0.0150470413629416</text:p>
          </table:table-cell>
          <table:table-cell table:formula="of:=SQRT( ([.$F$17]/([.H11]^2+[.$F$17]^2) * [.$F$22])^2 + ([.H11]/([.H11]^2+[.$F$17]^2)*[.$F$21])^2 )" office:value-type="float" office:value="0.000136992517876045" calcext:value-type="float">
            <text:p>0.000136992517876045</text:p>
          </table:table-cell>
          <table:table-cell table:formula="of:=ASIN(SIN([.I11])/[.$F$23])" office:value-type="float" office:value="-0.0107615789976345" calcext:value-type="float">
            <text:p>-0.0107615789976345</text:p>
          </table:table-cell>
          <table:table-cell table:formula="of:=ASIN(SIN([.K11])/[.$F$23])" office:value-type="float" office:value="-0.0103059862465544" calcext:value-type="float">
            <text:p>-0.0103059862465544</text:p>
          </table:table-cell>
          <table:table-cell table:formula="of:=COS([.N11])/COS([.M11]) - 1" office:value-type="float" office:value="0.00000479930411589891" calcext:value-type="float">
            <text:p>4.79930411589891E-06</text:p>
          </table:table-cell>
          <table:table-cell table:formula="of:=-[.$F$24]*[.O11]/[.$F$25]" office:value-type="float" office:value="-0.00000924258850219485" calcext:value-type="float">
            <text:p>-9.24258850219485E-0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824.5" calcext:value-type="float">
            <text:p>824.5</text:p>
          </table:table-cell>
          <table:table-cell office:value-type="float" office:value="834.6" calcext:value-type="float">
            <text:p>834.6</text:p>
          </table:table-cell>
          <table:table-cell table:formula="of:=([.E12]-[.$F$18])*[.$F$19]" office:value-type="float" office:value="-2.35703125" calcext:value-type="float">
            <text:p>-2.35703125</text:p>
          </table:table-cell>
          <table:table-cell table:formula="of:=([.F12]-[.$F$18])*[.$F$19]" office:value-type="float" office:value="-2.2189453125" calcext:value-type="float">
            <text:p>-2.2189453125</text:p>
          </table:table-cell>
          <table:table-cell table:formula="of:=ATAN([.G12]/[.$F$17])" office:value-type="float" office:value="-0.0157122485531364" calcext:value-type="float">
            <text:p>-0.0157122485531364</text:p>
          </table:table-cell>
          <table:table-cell table:formula="of:=SQRT( ([.$F$17]/([.G12]^2+[.$F$17]^2) * [.$F$22])^2 + ([.G12]/([.G12]^2+[.$F$17]^2)*[.$F$21])^2 )" office:value-type="float" office:value="0.000140269066430435" calcext:value-type="float">
            <text:p>0.000140269066430435</text:p>
          </table:table-cell>
          <table:table-cell table:formula="of:=ATAN([.H12]/[.$F$17])" office:value-type="float" office:value="-0.0147918898337173" calcext:value-type="float">
            <text:p>-0.0147918898337173</text:p>
          </table:table-cell>
          <table:table-cell table:formula="of:=SQRT( ([.$F$17]/([.H12]^2+[.$F$17]^2) * [.$F$22])^2 + ([.H12]/([.H12]^2+[.$F$17]^2)*[.$F$21])^2 )" office:value-type="float" office:value="0.000135753113666781" calcext:value-type="float">
            <text:p>0.000135753113666781</text:p>
          </table:table-cell>
          <table:table-cell table:formula="of:=ASIN(SIN([.I12])/[.$F$23])" office:value-type="float" office:value="-0.0107615789976345" calcext:value-type="float">
            <text:p>-0.0107615789976345</text:p>
          </table:table-cell>
          <table:table-cell table:formula="of:=ASIN(SIN([.K12])/[.$F$23])" office:value-type="float" office:value="-0.0101312352514892" calcext:value-type="float">
            <text:p>-0.0101312352514892</text:p>
          </table:table-cell>
          <table:table-cell table:formula="of:=COS([.N12])/COS([.M12]) - 1" office:value-type="float" office:value="0.00000658508883932818" calcext:value-type="float">
            <text:p>6.58508883932818E-06</text:p>
          </table:table-cell>
          <table:table-cell table:formula="of:=-[.$F$24]*[.O12]/[.$F$25]" office:value-type="float" office:value="-0.0000126816857032838" calcext:value-type="float">
            <text:p>-1.26816857032838E-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824.5" calcext:value-type="float">
            <text:p>824.5</text:p>
          </table:table-cell>
          <table:table-cell office:value-type="float" office:value="837.1" calcext:value-type="float">
            <text:p>837.1</text:p>
          </table:table-cell>
          <table:table-cell table:formula="of:=([.E13]-[.$F$18])*[.$F$19]" office:value-type="float" office:value="-2.35703125" calcext:value-type="float">
            <text:p>-2.35703125</text:p>
          </table:table-cell>
          <table:table-cell table:formula="of:=([.F13]-[.$F$18])*[.$F$19]" office:value-type="float" office:value="-2.184765625" calcext:value-type="float">
            <text:p>-2.184765625</text:p>
          </table:table-cell>
          <table:table-cell table:formula="of:=ATAN([.G13]/[.$F$17])" office:value-type="float" office:value="-0.0157122485531364" calcext:value-type="float">
            <text:p>-0.0157122485531364</text:p>
          </table:table-cell>
          <table:table-cell table:formula="of:=SQRT( ([.$F$17]/([.G13]^2+[.$F$17]^2) * [.$F$22])^2 + ([.G13]/([.G13]^2+[.$F$17]^2)*[.$F$21])^2 )" office:value-type="float" office:value="0.000140269066430435" calcext:value-type="float">
            <text:p>0.000140269066430435</text:p>
          </table:table-cell>
          <table:table-cell table:formula="of:=ATAN([.H13]/[.$F$17])" office:value-type="float" office:value="-0.01456407433971" calcext:value-type="float">
            <text:p>-0.01456407433971</text:p>
          </table:table-cell>
          <table:table-cell table:formula="of:=SQRT( ([.$F$17]/([.H13]^2+[.$F$17]^2) * [.$F$22])^2 + ([.H13]/([.H13]^2+[.$F$17]^2)*[.$F$21])^2 )" office:value-type="float" office:value="0.000134654974085239" calcext:value-type="float">
            <text:p>0.000134654974085239</text:p>
          </table:table-cell>
          <table:table-cell table:formula="of:=ASIN(SIN([.I13])/[.$F$23])" office:value-type="float" office:value="-0.0107615789976345" calcext:value-type="float">
            <text:p>-0.0107615789976345</text:p>
          </table:table-cell>
          <table:table-cell table:formula="of:=ASIN(SIN([.K13])/[.$F$23])" office:value-type="float" office:value="-0.00997520616578467" calcext:value-type="float">
            <text:p>-0.00997520616578467</text:p>
          </table:table-cell>
          <table:table-cell table:formula="of:=COS([.N13])/COS([.M13]) - 1" office:value-type="float" office:value="0.00000815374808471603" calcext:value-type="float">
            <text:p>8.15374808471603E-06</text:p>
          </table:table-cell>
          <table:table-cell table:formula="of:=-[.$F$24]*[.O13]/[.$F$25]" office:value-type="float" office:value="-0.0000157026386487855" calcext:value-type="float">
            <text:p>-1.57026386487855E-0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316" calcext:value-type="float">
            <text:p>0.316</text:p>
          </table:table-cell>
          <table:table-cell/>
          <table:table-cell office:value-type="float" office:value="0.316" calcext:value-type="float">
            <text:p>0.316</text:p>
          </table:table-cell>
          <table:table-cell office:value-type="float" office:value="824.5" calcext:value-type="float">
            <text:p>824.5</text:p>
          </table:table-cell>
          <table:table-cell office:value-type="float" office:value="838.5" calcext:value-type="float">
            <text:p>838.5</text:p>
          </table:table-cell>
          <table:table-cell table:formula="of:=([.E14]-[.$F$18])*[.$F$19]" office:value-type="float" office:value="-2.35703125" calcext:value-type="float">
            <text:p>-2.35703125</text:p>
          </table:table-cell>
          <table:table-cell table:formula="of:=([.F14]-[.$F$18])*[.$F$19]" office:value-type="float" office:value="-2.165625" calcext:value-type="float">
            <text:p>-2.165625</text:p>
          </table:table-cell>
          <table:table-cell table:formula="of:=ATAN([.G14]/[.$F$17])" office:value-type="float" office:value="-0.0157122485531364" calcext:value-type="float">
            <text:p>-0.0157122485531364</text:p>
          </table:table-cell>
          <table:table-cell table:formula="of:=SQRT( ([.$F$17]/([.G14]^2+[.$F$17]^2) * [.$F$22])^2 + ([.G14]/([.G14]^2+[.$F$17]^2)*[.$F$21])^2 )" office:value-type="float" office:value="0.000140269066430435" calcext:value-type="float">
            <text:p>0.000140269066430435</text:p>
          </table:table-cell>
          <table:table-cell table:formula="of:=ATAN([.H14]/[.$F$17])" office:value-type="float" office:value="-0.0144364970011693" calcext:value-type="float">
            <text:p>-0.0144364970011693</text:p>
          </table:table-cell>
          <table:table-cell table:formula="of:=SQRT( ([.$F$17]/([.H14]^2+[.$F$17]^2) * [.$F$22])^2 + ([.H14]/([.H14]^2+[.$F$17]^2)*[.$F$21])^2 )" office:value-type="float" office:value="0.000134043584003399" calcext:value-type="float">
            <text:p>0.000134043584003399</text:p>
          </table:table-cell>
          <table:table-cell table:formula="of:=ASIN(SIN([.I14])/[.$F$23])" office:value-type="float" office:value="-0.0107615789976345" calcext:value-type="float">
            <text:p>-0.0107615789976345</text:p>
          </table:table-cell>
          <table:table-cell table:formula="of:=ASIN(SIN([.K14])/[.$F$23])" office:value-type="float" office:value="-0.00988782930412102" calcext:value-type="float">
            <text:p>-0.00988782930412102</text:p>
          </table:table-cell>
          <table:table-cell table:formula="of:=COS([.N14])/COS([.M14]) - 1" office:value-type="float" office:value="0.00000902156892146344" calcext:value-type="float">
            <text:p>9.02156892146344E-06</text:p>
          </table:table-cell>
          <table:table-cell table:formula="of:=-[.$F$24]*[.O14]/[.$F$25]" office:value-type="float" office:value="-0.0000173739040435155" calcext:value-type="float">
            <text:p>-1.73739040435155E-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824.5" calcext:value-type="float">
            <text:p>824.5</text:p>
          </table:table-cell>
          <table:table-cell office:value-type="float" office:value="840" calcext:value-type="float">
            <text:p>840</text:p>
          </table:table-cell>
          <table:table-cell table:formula="of:=([.E15]-[.$F$18])*[.$F$19]" office:value-type="float" office:value="-2.35703125" calcext:value-type="float">
            <text:p>-2.35703125</text:p>
          </table:table-cell>
          <table:table-cell table:formula="of:=([.F15]-[.$F$18])*[.$F$19]" office:value-type="float" office:value="-2.1451171875" calcext:value-type="float">
            <text:p>-2.1451171875</text:p>
          </table:table-cell>
          <table:table-cell table:formula="of:=ATAN([.G15]/[.$F$17])" office:value-type="float" office:value="-0.0157122485531364" calcext:value-type="float">
            <text:p>-0.0157122485531364</text:p>
          </table:table-cell>
          <table:table-cell table:formula="of:=SQRT( ([.$F$17]/([.G15]^2+[.$F$17]^2) * [.$F$22])^2 + ([.G15]/([.G15]^2+[.$F$17]^2)*[.$F$21])^2 )" office:value-type="float" office:value="0.000140269066430435" calcext:value-type="float">
            <text:p>0.000140269066430435</text:p>
          </table:table-cell>
          <table:table-cell table:formula="of:=ATAN([.H15]/[.$F$17])" office:value-type="float" office:value="-0.0142998064741762" calcext:value-type="float">
            <text:p>-0.0142998064741762</text:p>
          </table:table-cell>
          <table:table-cell table:formula="of:=SQRT( ([.$F$17]/([.H15]^2+[.$F$17]^2) * [.$F$22])^2 + ([.H15]/([.H15]^2+[.$F$17]^2)*[.$F$21])^2 )" office:value-type="float" office:value="0.000133391416542831" calcext:value-type="float">
            <text:p>0.000133391416542831</text:p>
          </table:table-cell>
          <table:table-cell table:formula="of:=ASIN(SIN([.I15])/[.$F$23])" office:value-type="float" office:value="-0.0107615789976345" calcext:value-type="float">
            <text:p>-0.0107615789976345</text:p>
          </table:table-cell>
          <table:table-cell table:formula="of:=ASIN(SIN([.K15])/[.$F$23])" office:value-type="float" office:value="-0.00979421078614048" calcext:value-type="float">
            <text:p>-0.00979421078614048</text:p>
          </table:table-cell>
          <table:table-cell table:formula="of:=COS([.N15])/COS([.M15]) - 1" office:value-type="float" office:value="0.0000099429091129366" calcext:value-type="float">
            <text:p>9.9429091129366E-06</text:p>
          </table:table-cell>
          <table:table-cell table:formula="of:=-[.$F$24]*[.O15]/[.$F$25]" office:value-type="float" office:value="-0.0000191482379999968" calcext:value-type="float">
            <text:p>-1.91482379999968E-05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Focal Length (mm)</text:p>
          </table:table-cell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entre Pos (pixel)</text:p>
          </table:table-cell>
          <table:table-cell office:value-type="float" office:value="996.9" calcext:value-type="float">
            <text:p>996.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nversion Factor (mm/pixel)</text:p>
          </table:table-cell>
          <table:table-cell table:formula="of:=28/2048" office:value-type="float" office:value="0.013671875" calcext:value-type="float">
            <text:p>0.013671875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4" table:formula="of:=LINEST([.P20:.P25];[.O20:.O25];1;1)" office:value-type="float" office:value="-0.0000561952377084745" calcext:value-type="float">
            <text:p>-5.61952377084745E-05</text:p>
          </table:table-cell>
          <table:table-cell office:value-type="float" office:value="0.00000084770504519543" calcext:value-type="float">
            <text:p>8.47705045195427E-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xel Unc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213" calcext:value-type="float">
            <text:p>0.213</text:p>
          </table:table-cell>
          <table:table-cell office:value-type="float" office:value="-0.00000924258850219485" calcext:value-type="float">
            <text:p>-9.24258850219485E-06</text:p>
          </table:table-cell>
          <table:table-cell/>
          <table:table-cell office:value-type="float" office:value="0.00000419302353912173" calcext:value-type="float">
            <text:p>4.19302353912173E-06</text:p>
          </table:table-cell>
          <table:table-cell office:value-type="float" office:value="0.00000109238523950208" calcext:value-type="float">
            <text:p>1.09238523950208E-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unc</text:p>
          </table:table-cell>
          <table:table-cell office:value-type="float" office:value="0.014" calcext:value-type="float">
            <text:p>0.014</text:p>
          </table:table-cell>
          <table:table-cell table:number-columns-repeated="8"/>
          <table:table-cell office:value-type="float" office:value="0.25" calcext:value-type="float">
            <text:p>0.25</text:p>
          </table:table-cell>
          <table:table-cell office:value-type="float" office:value="-0.0000126816857032838" calcext:value-type="float">
            <text:p>-1.26816857032838E-05</text:p>
          </table:table-cell>
          <table:table-cell/>
          <table:table-cell office:value-type="float" office:value="0.978215376808862" calcext:value-type="float">
            <text:p>0.978215376808862</text:p>
          </table:table-cell>
          <table:table-cell office:value-type="float" office:value="0.0000011550847606886" calcext:value-type="float">
            <text:p>1.1550847606886E-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talon n</text:p>
          </table:table-cell>
          <table:table-cell office:value-type="float" office:value="1.46" calcext:value-type="float">
            <text:p>1.46</text:p>
          </table:table-cell>
          <table:table-cell table:number-columns-repeated="8"/>
          <table:table-cell office:value-type="float" office:value="0.28" calcext:value-type="float">
            <text:p>0.28</text:p>
          </table:table-cell>
          <table:table-cell office:value-type="float" office:value="-0.0000157026386487855" calcext:value-type="float">
            <text:p>-1.57026386487855E-05</text:p>
          </table:table-cell>
          <table:table-cell/>
          <table:table-cell office:value-type="float" office:value="179.615753410289" calcext:value-type="float">
            <text:p>179.615753410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c</text:p>
          </table:table-cell>
          <table:table-cell table:style-name="ce3" office:value-type="float" office:value="0.00000123984193" calcext:value-type="float">
            <text:p>0.00000123984193</text:p>
          </table:table-cell>
          <table:table-cell table:number-columns-repeated="8"/>
          <table:table-cell office:value-type="float" office:value="0.316" calcext:value-type="float">
            <text:p>0.316</text:p>
          </table:table-cell>
          <table:table-cell office:value-type="float" office:value="-0.0000173739040435155" calcext:value-type="float">
            <text:p>-1.73739040435155E-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ambda</text:p>
          </table:table-cell>
          <table:table-cell table:style-name="ce4" office:value-type="float" office:value="0.0000006438" calcext:value-type="float">
            <text:p>6.44E-07</text:p>
          </table:table-cell>
          <table:table-cell table:number-columns-repeated="8"/>
          <table:table-cell office:value-type="float" office:value="0.348" calcext:value-type="float">
            <text:p>0.348</text:p>
          </table:table-cell>
          <table:table-cell office:value-type="float" office:value="-0.0000191482379999968" calcext:value-type="float">
            <text:p>-1.91482379999968E-05</text:p>
          </table:table-cell>
          <table:table-cell table:number-columns-repeated="3"/>
        </table:table-row>
      </table:table>
      <table:table table:name="Longitudinal +grad" table:style-name="ta1">
        <table:shapes>
          <draw:frame draw:z-index="0" draw:style-name="gr1" draw:text-style-name="P1" svg:width="16.001cm" svg:height="9.005cm" svg:x="20.166cm" svg:y="12.749cm">
            <draw:object draw:notify-on-update-of-ranges="'Longitudinal +grad'.D5:'Longitudinal +grad'.D15 'Longitudinal +grad'.P5:'Longitudinal +grad'.P15 'Longitudinal +grad'.D17:'Longitudinal +grad'.D27 'Longitudinal +grad'.P17:'Longitudinal +grad'.P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1">
            <text:p>Relative to Centre</text:p>
          </table:table-cell>
          <table:covered-table-cell/>
          <table:table-cell table:number-columns-repeated="12"/>
        </table:table-row>
        <table:table-row table:style-name="ro1">
          <table:table-cell table:style-name="ce1" office:value-type="string" calcext:value-type="string">
            <text:p>Current (A)</text:p>
          </table:table-cell>
          <table:table-cell table:style-name="ce1" office:value-type="string" calcext:value-type="string">
            <text:p>B (T)</text:p>
          </table:table-cell>
          <table:table-cell/>
          <table:table-cell table:style-name="ce2" office:value-type="string" calcext:value-type="string">
            <text:p>B (T)</text:p>
          </table:table-cell>
          <table:table-cell office:value-type="string" calcext:value-type="string">
            <text:p>Raw x_1</text:p>
          </table:table-cell>
          <table:table-cell office:value-type="string" calcext:value-type="string">
            <text:p>Raw x_2 </text:p>
          </table:table-cell>
          <table:table-cell table:style-name="ce2" office:value-type="string" calcext:value-type="string">
            <text:p>X_1 Position (mm)</text:p>
          </table:table-cell>
          <table:table-cell table:style-name="ce2" office:value-type="string" calcext:value-type="string">
            <text:p>X_2 Position (mm)</text:p>
          </table:table-cell>
          <table:table-cell table:style-name="ce2" office:value-type="string" calcext:value-type="string">
            <text:p>Angle 1</text:p>
          </table:table-cell>
          <table:table-cell table:style-name="ce2" office:value-type="string" calcext:value-type="string">
            <text:p>Angle 1 error</text:p>
          </table:table-cell>
          <table:table-cell table:style-name="ce2" office:value-type="string" calcext:value-type="string">
            <text:p>Angle 2</text:p>
          </table:table-cell>
          <table:table-cell table:style-name="ce2" office:value-type="string" calcext:value-type="string">
            <text:p>Angle 2 error</text:p>
          </table:table-cell>
          <table:table-cell table:style-name="ce2" office:value-type="string" calcext:value-type="string">
            <text:p>Beta 1</text:p>
          </table:table-cell>
          <table:table-cell table:style-name="ce2" office:value-type="string" calcext:value-type="string">
            <text:p>Beta 2</text:p>
          </table:table-cell>
          <table:table-cell table:style-name="ce2" office:value-type="string" calcext:value-type="string">
            <text:p>Delta Lambda (%)</text:p>
          </table:table-cell>
          <table:table-cell table:style-name="ce2" office:value-type="string" calcext:value-type="string">
            <text:p>Delta Energy (Ev)</text:p>
          </table:table-cell>
          <table:table-cell office:value-type="string" calcext:value-type="string">
            <text:p>Energy err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2" office:value-type="float" office:value="825.5" calcext:value-type="float">
            <text:p>825.5</text:p>
          </table:table-cell>
          <table:table-cell table:formula="of:=([.E5]-[.$B$20])*[.$B$21]" office:value-type="float" office:value="-2.3638671875" calcext:value-type="float">
            <text:p>-2.3638671875</text:p>
          </table:table-cell>
          <table:table-cell table:formula="of:=([.F5]-[.$B$20])*[.$B$21]" office:value-type="float" office:value="-2.3638671875" calcext:value-type="float">
            <text:p>-2.3638671875</text:p>
          </table:table-cell>
          <table:table-cell table:formula="of:=ATAN([.G5]/[.$B$19])" office:value-type="float" office:value="-0.0157578101872756" calcext:value-type="float">
            <text:p>-0.0157578101872756</text:p>
          </table:table-cell>
          <table:table-cell table:formula="of:=SQRT( ([.$B$19]/([.G5]^2+[.$B$19]^2) * [.$B$24])^2 + ([.G5]/([.G5]^2+[.$B$19]^2)*[.$B$23])^2 )" office:value-type="float" office:value="0.000140495799292477" calcext:value-type="float">
            <text:p>0.000140495799292477</text:p>
          </table:table-cell>
          <table:table-cell table:formula="of:=ATAN([.H5]/[.$B$19])" office:value-type="float" office:value="-0.0157578101872756" calcext:value-type="float">
            <text:p>-0.0157578101872756</text:p>
          </table:table-cell>
          <table:table-cell table:formula="of:=SQRT( ([.$B$19]/([.H5]^2+[.$B$19]^2) * [.$B$24])^2 + ([.H5]/([.H5]^2+[.$B$19]^2)*[.$B$23])^2 )" office:value-type="float" office:value="0.000140495799292477" calcext:value-type="float">
            <text:p>0.000140495799292477</text:p>
          </table:table-cell>
          <table:table-cell table:formula="of:=ASIN(SIN([.I5])/[.$B$25])" office:value-type="float" office:value="-0.0107927835453491" calcext:value-type="float">
            <text:p>-0.0107927835453491</text:p>
          </table:table-cell>
          <table:table-cell table:formula="of:=ASIN(SIN([.K5])/[.$B$25])" office:value-type="float" office:value="-0.0107927835453491" calcext:value-type="float">
            <text:p>-0.0107927835453491</text:p>
          </table:table-cell>
          <table:table-cell table:formula="of:=COS([.N5])/COS([.M5]) - 1" office:value-type="float" office:value="0" calcext:value-type="float">
            <text:p>0</text:p>
          </table:table-cell>
          <table:table-cell table:formula="of:=-[.$B$26]*[.O5]/[.$B$27]" office:value-type="float" office:value="-0" calcext:value-type="float">
            <text:p>0</text:p>
          </table:table-cell>
          <table:table-cell table:number-columns-repeated="2"/>
          <table:table-cell table:number-matrix-columns-spanned="2" table:number-matrix-rows-spanned="5" table:formula="of:=LINEST([.P5:.P15];[.D5:.D15];1;1)" office:value-type="float" office:value="0.0000605224778288896" calcext:value-type="float">
            <text:p>6.05224778288896E-05</text:p>
          </table:table-cell>
          <table:table-cell office:value-type="float" office:value="-0.00000043548181755716" calcext:value-type="float">
            <text:p>-4.35481817557155E-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825.5" calcext:value-type="float">
            <text:p>825.5</text:p>
          </table:table-cell>
          <table:table-cell office:value-type="float" office:value="823.9" calcext:value-type="float">
            <text:p>823.9</text:p>
          </table:table-cell>
          <table:table-cell table:formula="of:=([.E6]-[.$B$20])*[.$B$21]" office:value-type="float" office:value="-2.3638671875" calcext:value-type="float">
            <text:p>-2.3638671875</text:p>
          </table:table-cell>
          <table:table-cell table:formula="of:=([.F6]-[.$B$20])*[.$B$21]" office:value-type="float" office:value="-2.3857421875" calcext:value-type="float">
            <text:p>-2.3857421875</text:p>
          </table:table-cell>
          <table:table-cell table:formula="of:=ATAN([.G6]/[.$B$19])" office:value-type="float" office:value="-0.0157578101872756" calcext:value-type="float">
            <text:p>-0.0157578101872756</text:p>
          </table:table-cell>
          <table:table-cell table:formula="of:=SQRT( ([.$B$19]/([.G6]^2+[.$B$19]^2) * [.$B$24])^2 + ([.G6]/([.G6]^2+[.$B$19]^2)*[.$B$23])^2 )" office:value-type="float" office:value="0.000140495799292477" calcext:value-type="float">
            <text:p>0.000140495799292477</text:p>
          </table:table-cell>
          <table:table-cell table:formula="of:=ATAN([.H6]/[.$B$19])" office:value-type="float" office:value="-0.0159036069759172" calcext:value-type="float">
            <text:p>-0.0159036069759172</text:p>
          </table:table-cell>
          <table:table-cell table:formula="of:=SQRT( ([.$B$19]/([.H6]^2+[.$B$19]^2) * [.$B$24])^2 + ([.H6]/([.H6]^2+[.$B$19]^2)*[.$B$23])^2 )" office:value-type="float" office:value="0.00014122327573461" calcext:value-type="float">
            <text:p>0.00014122327573461</text:p>
          </table:table-cell>
          <table:table-cell table:formula="of:=ASIN(SIN([.I6])/[.$B$25])" office:value-type="float" office:value="-0.0107927835453491" calcext:value-type="float">
            <text:p>-0.0107927835453491</text:p>
          </table:table-cell>
          <table:table-cell table:formula="of:=ASIN(SIN([.K6])/[.$B$25])" office:value-type="float" office:value="-0.0108926377161647" calcext:value-type="float">
            <text:p>-0.0108926377161647</text:p>
          </table:table-cell>
          <table:table-cell table:formula="of:=COS([.N6])/COS([.M6]) - 1" office:value-type="float" office:value="-0.00000108273172472195" calcext:value-type="float">
            <text:p>-1.08273172472195E-06</text:p>
          </table:table-cell>
          <table:table-cell table:formula="of:=-[.$B$26]*[.O6]/[.$B$27]" office:value-type="float" office:value="0.00000208514475186625" calcext:value-type="float">
            <text:p>2.08514475186625E-06</text:p>
          </table:table-cell>
          <table:table-cell table:number-columns-repeated="2"/>
          <table:table-cell office:value-type="float" office:value="0.00000092144848564796" calcext:value-type="float">
            <text:p>9.21448485647959E-07</text:p>
          </table:table-cell>
          <table:table-cell office:value-type="float" office:value="0.00000019253924135114" calcext:value-type="float">
            <text:p>1.92539241351142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float" office:value="825.5" calcext:value-type="float">
            <text:p>825.5</text:p>
          </table:table-cell>
          <table:table-cell office:value-type="float" office:value="822.8" calcext:value-type="float">
            <text:p>822.8</text:p>
          </table:table-cell>
          <table:table-cell table:formula="of:=([.E7]-[.$B$20])*[.$B$21]" office:value-type="float" office:value="-2.3638671875" calcext:value-type="float">
            <text:p>-2.3638671875</text:p>
          </table:table-cell>
          <table:table-cell table:formula="of:=([.F7]-[.$B$20])*[.$B$21]" office:value-type="float" office:value="-2.40078125" calcext:value-type="float">
            <text:p>-2.40078125</text:p>
          </table:table-cell>
          <table:table-cell table:formula="of:=ATAN([.G7]/[.$B$19])" office:value-type="float" office:value="-0.0157578101872756" calcext:value-type="float">
            <text:p>-0.0157578101872756</text:p>
          </table:table-cell>
          <table:table-cell table:formula="of:=SQRT( ([.$B$19]/([.G7]^2+[.$B$19]^2) * [.$B$24])^2 + ([.G7]/([.G7]^2+[.$B$19]^2)*[.$B$23])^2 )" office:value-type="float" office:value="0.000140495799292477" calcext:value-type="float">
            <text:p>0.000140495799292477</text:p>
          </table:table-cell>
          <table:table-cell table:formula="of:=ATAN([.H7]/[.$B$19])" office:value-type="float" office:value="-0.0160038418762509" calcext:value-type="float">
            <text:p>-0.0160038418762509</text:p>
          </table:table-cell>
          <table:table-cell table:formula="of:=SQRT( ([.$B$19]/([.H7]^2+[.$B$19]^2) * [.$B$24])^2 + ([.H7]/([.H7]^2+[.$B$19]^2)*[.$B$23])^2 )" office:value-type="float" office:value="0.000141725105230658" calcext:value-type="float">
            <text:p>0.000141725105230658</text:p>
          </table:table-cell>
          <table:table-cell table:formula="of:=ASIN(SIN([.I7])/[.$B$25])" office:value-type="float" office:value="-0.0107927835453491" calcext:value-type="float">
            <text:p>-0.0107927835453491</text:p>
          </table:table-cell>
          <table:table-cell table:formula="of:=ASIN(SIN([.K7])/[.$B$25])" office:value-type="float" office:value="-0.0109612871189778" calcext:value-type="float">
            <text:p>-0.0109612871189778</text:p>
          </table:table-cell>
          <table:table-cell table:formula="of:=COS([.N7])/COS([.M7]) - 1" office:value-type="float" office:value="-0.00000183288993216291" calcext:value-type="float">
            <text:p>-1.83288993216291E-06</text:p>
          </table:table-cell>
          <table:table-cell table:formula="of:=-[.$B$26]*[.O7]/[.$B$27]" office:value-type="float" office:value="0.00000352981328202924" calcext:value-type="float">
            <text:p>3.52981328202924E-06</text:p>
          </table:table-cell>
          <table:table-cell table:number-columns-repeated="2"/>
          <table:table-cell office:value-type="float" office:value="0.997918165702482" calcext:value-type="float">
            <text:p>0.997918165702482</text:p>
          </table:table-cell>
          <table:table-cell office:value-type="float" office:value="0.00000033446168437784" calcext:value-type="float">
            <text:p>3.34461684377836E-0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825.5" calcext:value-type="float">
            <text:p>825.5</text:p>
          </table:table-cell>
          <table:table-cell office:value-type="float" office:value="820.9" calcext:value-type="float">
            <text:p>820.9</text:p>
          </table:table-cell>
          <table:table-cell table:formula="of:=([.E8]-[.$B$20])*[.$B$21]" office:value-type="float" office:value="-2.3638671875" calcext:value-type="float">
            <text:p>-2.3638671875</text:p>
          </table:table-cell>
          <table:table-cell table:formula="of:=([.F8]-[.$B$20])*[.$B$21]" office:value-type="float" office:value="-2.4267578125" calcext:value-type="float">
            <text:p>-2.4267578125</text:p>
          </table:table-cell>
          <table:table-cell table:formula="of:=ATAN([.G8]/[.$B$19])" office:value-type="float" office:value="-0.0157578101872756" calcext:value-type="float">
            <text:p>-0.0157578101872756</text:p>
          </table:table-cell>
          <table:table-cell table:formula="of:=SQRT( ([.$B$19]/([.G8]^2+[.$B$19]^2) * [.$B$24])^2 + ([.G8]/([.G8]^2+[.$B$19]^2)*[.$B$23])^2 )" office:value-type="float" office:value="0.000140495799292477" calcext:value-type="float">
            <text:p>0.000140495799292477</text:p>
          </table:table-cell>
          <table:table-cell table:formula="of:=ATAN([.H8]/[.$B$19])" office:value-type="float" office:value="-0.0161769741272608" calcext:value-type="float">
            <text:p>-0.0161769741272608</text:p>
          </table:table-cell>
          <table:table-cell table:formula="of:=SQRT( ([.$B$19]/([.H8]^2+[.$B$19]^2) * [.$B$24])^2 + ([.H8]/([.H8]^2+[.$B$19]^2)*[.$B$23])^2 )" office:value-type="float" office:value="0.000142595095875787" calcext:value-type="float">
            <text:p>0.000142595095875787</text:p>
          </table:table-cell>
          <table:table-cell table:formula="of:=ASIN(SIN([.I8])/[.$B$25])" office:value-type="float" office:value="-0.0107927835453491" calcext:value-type="float">
            <text:p>-0.0107927835453491</text:p>
          </table:table-cell>
          <table:table-cell table:formula="of:=ASIN(SIN([.K8])/[.$B$25])" office:value-type="float" office:value="-0.0110798627026731" calcext:value-type="float">
            <text:p>-0.0110798627026731</text:p>
          </table:table-cell>
          <table:table-cell table:formula="of:=COS([.N8])/COS([.M8]) - 1" office:value-type="float" office:value="-0.00000313971069365593" calcext:value-type="float">
            <text:p>-3.13971069365593E-06</text:p>
          </table:table-cell>
          <table:table-cell table:formula="of:=-[.$B$26]*[.O8]/[.$B$27]" office:value-type="float" office:value="0.00000604651283949053" calcext:value-type="float">
            <text:p>6.04651283949053E-06</text:p>
          </table:table-cell>
          <table:table-cell table:number-columns-repeated="2"/>
          <table:table-cell office:value-type="float" office:value="4314.11063888665" calcext:value-type="float">
            <text:p>4314.110638886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825.5" calcext:value-type="float">
            <text:p>825.5</text:p>
          </table:table-cell>
          <table:table-cell office:value-type="float" office:value="819" calcext:value-type="float">
            <text:p>819</text:p>
          </table:table-cell>
          <table:table-cell table:formula="of:=([.E9]-[.$B$20])*[.$B$21]" office:value-type="float" office:value="-2.3638671875" calcext:value-type="float">
            <text:p>-2.3638671875</text:p>
          </table:table-cell>
          <table:table-cell table:formula="of:=([.F9]-[.$B$20])*[.$B$21]" office:value-type="float" office:value="-2.452734375" calcext:value-type="float">
            <text:p>-2.452734375</text:p>
          </table:table-cell>
          <table:table-cell table:formula="of:=ATAN([.G9]/[.$B$19])" office:value-type="float" office:value="-0.0157578101872756" calcext:value-type="float">
            <text:p>-0.0157578101872756</text:p>
          </table:table-cell>
          <table:table-cell table:formula="of:=SQRT( ([.$B$19]/([.G9]^2+[.$B$19]^2) * [.$B$24])^2 + ([.G9]/([.G9]^2+[.$B$19]^2)*[.$B$23])^2 )" office:value-type="float" office:value="0.000140495799292477" calcext:value-type="float">
            <text:p>0.000140495799292477</text:p>
          </table:table-cell>
          <table:table-cell table:formula="of:=ATAN([.H9]/[.$B$19])" office:value-type="float" office:value="-0.0163501054083892" calcext:value-type="float">
            <text:p>-0.0163501054083892</text:p>
          </table:table-cell>
          <table:table-cell table:formula="of:=SQRT( ([.$B$19]/([.H9]^2+[.$B$19]^2) * [.$B$24])^2 + ([.H9]/([.H9]^2+[.$B$19]^2)*[.$B$23])^2 )" office:value-type="float" office:value="0.000143469068722804" calcext:value-type="float">
            <text:p>0.000143469068722804</text:p>
          </table:table-cell>
          <table:table-cell table:formula="of:=ASIN(SIN([.I9])/[.$B$25])" office:value-type="float" office:value="-0.0107927835453491" calcext:value-type="float">
            <text:p>-0.0107927835453491</text:p>
          </table:table-cell>
          <table:table-cell table:formula="of:=ASIN(SIN([.K9])/[.$B$25])" office:value-type="float" office:value="-0.0111984374457741" calcext:value-type="float">
            <text:p>-0.0111984374457741</text:p>
          </table:table-cell>
          <table:table-cell table:formula="of:=COS([.N9])/COS([.M9]) - 1" office:value-type="float" office:value="-0.00000446058216629908" calcext:value-type="float">
            <text:p>-4.46058216629908E-06</text:p>
          </table:table-cell>
          <table:table-cell table:formula="of:=-[.$B$26]*[.O9]/[.$B$27]" office:value-type="float" office:value="0.00000859027151597985" calcext:value-type="float">
            <text:p>8.59027151597985E-06</text:p>
          </table:table-cell>
          <table:table-cell table:number-columns-repeated="2"/>
          <table:table-cell office:value-type="float" office:value="0.00000000048259634" calcext:value-type="float">
            <text:p>4.82596339995757E-10</text:p>
          </table:table-cell>
          <table:table-cell office:value-type="float" office:value="0.00000000000100678156" calcext:value-type="float">
            <text:p>1.00678156485173E-1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0.184" calcext:value-type="float">
            <text:p>0.184</text:p>
          </table:table-cell>
          <table:table-cell office:value-type="float" office:value="825.5" calcext:value-type="float">
            <text:p>825.5</text:p>
          </table:table-cell>
          <table:table-cell office:value-type="float" office:value="817.5" calcext:value-type="float">
            <text:p>817.5</text:p>
          </table:table-cell>
          <table:table-cell table:formula="of:=([.E10]-[.$B$20])*[.$B$21]" office:value-type="float" office:value="-2.3638671875" calcext:value-type="float">
            <text:p>-2.3638671875</text:p>
          </table:table-cell>
          <table:table-cell table:formula="of:=([.F10]-[.$B$20])*[.$B$21]" office:value-type="float" office:value="-2.4732421875" calcext:value-type="float">
            <text:p>-2.4732421875</text:p>
          </table:table-cell>
          <table:table-cell table:formula="of:=ATAN([.G10]/[.$B$19])" office:value-type="float" office:value="-0.0157578101872756" calcext:value-type="float">
            <text:p>-0.0157578101872756</text:p>
          </table:table-cell>
          <table:table-cell table:formula="of:=SQRT( ([.$B$19]/([.G10]^2+[.$B$19]^2) * [.$B$24])^2 + ([.G10]/([.G10]^2+[.$B$19]^2)*[.$B$23])^2 )" office:value-type="float" office:value="0.000140495799292477" calcext:value-type="float">
            <text:p>0.000140495799292477</text:p>
          </table:table-cell>
          <table:table-cell table:formula="of:=ATAN([.H10]/[.$B$19])" office:value-type="float" office:value="-0.0164867873068458" calcext:value-type="float">
            <text:p>-0.0164867873068458</text:p>
          </table:table-cell>
          <table:table-cell table:formula="of:=SQRT( ([.$B$19]/([.H10]^2+[.$B$19]^2) * [.$B$24])^2 + ([.H10]/([.H10]^2+[.$B$19]^2)*[.$B$23])^2 )" office:value-type="float" office:value="0.000144161812231744" calcext:value-type="float">
            <text:p>0.000144161812231744</text:p>
          </table:table-cell>
          <table:table-cell table:formula="of:=ASIN(SIN([.I10])/[.$B$25])" office:value-type="float" office:value="-0.0107927835453491" calcext:value-type="float">
            <text:p>-0.0107927835453491</text:p>
          </table:table-cell>
          <table:table-cell table:formula="of:=ASIN(SIN([.K10])/[.$B$25])" office:value-type="float" office:value="-0.0112920484853896" calcext:value-type="float">
            <text:p>-0.0112920484853896</text:p>
          </table:table-cell>
          <table:table-cell table:formula="of:=COS([.N10])/COS([.M10]) - 1" office:value-type="float" office:value="-0.00000551330017650731" calcext:value-type="float">
            <text:p>-5.51330017650731E-06</text:p>
          </table:table-cell>
          <table:table-cell table:formula="of:=-[.$B$26]*[.O10]/[.$B$27]" office:value-type="float" office:value="0.0000106176153021282" calcext:value-type="float">
            <text:p>1.06176153021282E-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825.5" calcext:value-type="float">
            <text:p>825.5</text:p>
          </table:table-cell>
          <table:table-cell office:value-type="float" office:value="816.2" calcext:value-type="float">
            <text:p>816.2</text:p>
          </table:table-cell>
          <table:table-cell table:formula="of:=([.E11]-[.$B$20])*[.$B$21]" office:value-type="float" office:value="-2.3638671875" calcext:value-type="float">
            <text:p>-2.3638671875</text:p>
          </table:table-cell>
          <table:table-cell table:formula="of:=([.F11]-[.$B$20])*[.$B$21]" office:value-type="float" office:value="-2.491015625" calcext:value-type="float">
            <text:p>-2.491015625</text:p>
          </table:table-cell>
          <table:table-cell table:formula="of:=ATAN([.G11]/[.$B$19])" office:value-type="float" office:value="-0.0157578101872756" calcext:value-type="float">
            <text:p>-0.0157578101872756</text:p>
          </table:table-cell>
          <table:table-cell table:formula="of:=SQRT( ([.$B$19]/([.G11]^2+[.$B$19]^2) * [.$B$24])^2 + ([.G11]/([.G11]^2+[.$B$19]^2)*[.$B$23])^2 )" office:value-type="float" office:value="0.000140495799292477" calcext:value-type="float">
            <text:p>0.000140495799292477</text:p>
          </table:table-cell>
          <table:table-cell table:formula="of:=ATAN([.H11]/[.$B$19])" office:value-type="float" office:value="-0.0166052444540314" calcext:value-type="float">
            <text:p>-0.0166052444540314</text:p>
          </table:table-cell>
          <table:table-cell table:formula="of:=SQRT( ([.$B$19]/([.H11]^2+[.$B$19]^2) * [.$B$24])^2 + ([.H11]/([.H11]^2+[.$B$19]^2)*[.$B$23])^2 )" office:value-type="float" office:value="0.000144764133512227" calcext:value-type="float">
            <text:p>0.000144764133512227</text:p>
          </table:table-cell>
          <table:table-cell table:formula="of:=ASIN(SIN([.I11])/[.$B$25])" office:value-type="float" office:value="-0.0107927835453491" calcext:value-type="float">
            <text:p>-0.0107927835453491</text:p>
          </table:table-cell>
          <table:table-cell table:formula="of:=ASIN(SIN([.K11])/[.$B$25])" office:value-type="float" office:value="-0.0113731776213172" calcext:value-type="float">
            <text:p>-0.0113731776213172</text:p>
          </table:table-cell>
          <table:table-cell table:formula="of:=COS([.N11])/COS([.M11]) - 1" office:value-type="float" office:value="-0.00000643273915112985" calcext:value-type="float">
            <text:p>-6.43273915112985E-06</text:p>
          </table:table-cell>
          <table:table-cell table:formula="of:=-[.$B$26]*[.O11]/[.$B$27]" office:value-type="float" office:value="0.000012388287860086" calcext:value-type="float">
            <text:p>1.2388287860086E-05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825.5" calcext:value-type="float">
            <text:p>825.5</text:p>
          </table:table-cell>
          <table:table-cell office:value-type="float" office:value="814.9" calcext:value-type="float">
            <text:p>814.9</text:p>
          </table:table-cell>
          <table:table-cell table:formula="of:=([.E12]-[.$B$20])*[.$B$21]" office:value-type="float" office:value="-2.3638671875" calcext:value-type="float">
            <text:p>-2.3638671875</text:p>
          </table:table-cell>
          <table:table-cell table:formula="of:=([.F12]-[.$B$20])*[.$B$21]" office:value-type="float" office:value="-2.5087890625" calcext:value-type="float">
            <text:p>-2.5087890625</text:p>
          </table:table-cell>
          <table:table-cell table:formula="of:=ATAN([.G12]/[.$B$19])" office:value-type="float" office:value="-0.0157578101872756" calcext:value-type="float">
            <text:p>-0.0157578101872756</text:p>
          </table:table-cell>
          <table:table-cell table:formula="of:=SQRT( ([.$B$19]/([.G12]^2+[.$B$19]^2) * [.$B$24])^2 + ([.G12]/([.G12]^2+[.$B$19]^2)*[.$B$23])^2 )" office:value-type="float" office:value="0.000140495799292477" calcext:value-type="float">
            <text:p>0.000140495799292477</text:p>
          </table:table-cell>
          <table:table-cell table:formula="of:=ATAN([.H12]/[.$B$19])" office:value-type="float" office:value="-0.0167237011351633" calcext:value-type="float">
            <text:p>-0.0167237011351633</text:p>
          </table:table-cell>
          <table:table-cell table:formula="of:=SQRT( ([.$B$19]/([.H12]^2+[.$B$19]^2) * [.$B$24])^2 + ([.H12]/([.H12]^2+[.$B$19]^2)*[.$B$23])^2 )" office:value-type="float" office:value="0.000145368235745865" calcext:value-type="float">
            <text:p>0.000145368235745865</text:p>
          </table:table-cell>
          <table:table-cell table:formula="of:=ASIN(SIN([.I12])/[.$B$25])" office:value-type="float" office:value="-0.0107927835453491" calcext:value-type="float">
            <text:p>-0.0107927835453491</text:p>
          </table:table-cell>
          <table:table-cell table:formula="of:=ASIN(SIN([.K12])/[.$B$25])" office:value-type="float" office:value="-0.0114543063533178" calcext:value-type="float">
            <text:p>-0.0114543063533178</text:p>
          </table:table-cell>
          <table:table-cell table:formula="of:=COS([.N12])/COS([.M12]) - 1" office:value-type="float" office:value="-0.00000735875539337183" calcext:value-type="float">
            <text:p>-7.35875539337183E-06</text:p>
          </table:table-cell>
          <table:table-cell table:formula="of:=-[.$B$26]*[.O12]/[.$B$27]" office:value-type="float" office:value="0.0000141716270414974" calcext:value-type="float">
            <text:p>1.41716270414974E-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825.5" calcext:value-type="float">
            <text:p>825.5</text:p>
          </table:table-cell>
          <table:table-cell office:value-type="float" office:value="813" calcext:value-type="float">
            <text:p>813</text:p>
          </table:table-cell>
          <table:table-cell table:formula="of:=([.E13]-[.$B$20])*[.$B$21]" office:value-type="float" office:value="-2.3638671875" calcext:value-type="float">
            <text:p>-2.3638671875</text:p>
          </table:table-cell>
          <table:table-cell table:formula="of:=([.F13]-[.$B$20])*[.$B$21]" office:value-type="float" office:value="-2.534765625" calcext:value-type="float">
            <text:p>-2.534765625</text:p>
          </table:table-cell>
          <table:table-cell table:formula="of:=ATAN([.G13]/[.$B$19])" office:value-type="float" office:value="-0.0157578101872756" calcext:value-type="float">
            <text:p>-0.0157578101872756</text:p>
          </table:table-cell>
          <table:table-cell table:formula="of:=SQRT( ([.$B$19]/([.G13]^2+[.$B$19]^2) * [.$B$24])^2 + ([.G13]/([.G13]^2+[.$B$19]^2)*[.$B$23])^2 )" office:value-type="float" office:value="0.000140495799292477" calcext:value-type="float">
            <text:p>0.000140495799292477</text:p>
          </table:table-cell>
          <table:table-cell table:formula="of:=ATAN([.H13]/[.$B$19])" office:value-type="float" office:value="-0.0168968292854244" calcext:value-type="float">
            <text:p>-0.0168968292854244</text:p>
          </table:table-cell>
          <table:table-cell table:formula="of:=SQRT( ([.$B$19]/([.H13]^2+[.$B$19]^2) * [.$B$24])^2 + ([.H13]/([.H13]^2+[.$B$19]^2)*[.$B$23])^2 )" office:value-type="float" office:value="0.000146254311763734" calcext:value-type="float">
            <text:p>0.000146254311763734</text:p>
          </table:table-cell>
          <table:table-cell table:formula="of:=ASIN(SIN([.I13])/[.$B$25])" office:value-type="float" office:value="-0.0107927835453491" calcext:value-type="float">
            <text:p>-0.0107927835453491</text:p>
          </table:table-cell>
          <table:table-cell table:formula="of:=ASIN(SIN([.K13])/[.$B$25])" office:value-type="float" office:value="-0.0115728783829076" calcext:value-type="float">
            <text:p>-0.0115728783829076</text:p>
          </table:table-cell>
          <table:table-cell table:formula="of:=COS([.N13])/COS([.M13]) - 1" office:value-type="float" office:value="-0.00000872399475904118" calcext:value-type="float">
            <text:p>-8.72399475904118E-06</text:p>
          </table:table-cell>
          <table:table-cell table:formula="of:=-[.$B$26]*[.O13]/[.$B$27]" office:value-type="float" office:value="0.0000168008302257836" calcext:value-type="float">
            <text:p>1.68008302257836E-05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316" calcext:value-type="float">
            <text:p>0.316</text:p>
          </table:table-cell>
          <table:table-cell/>
          <table:table-cell office:value-type="float" office:value="0.316" calcext:value-type="float">
            <text:p>0.316</text:p>
          </table:table-cell>
          <table:table-cell office:value-type="float" office:value="825.5" calcext:value-type="float">
            <text:p>825.5</text:p>
          </table:table-cell>
          <table:table-cell office:value-type="float" office:value="811.8" calcext:value-type="float">
            <text:p>811.8</text:p>
          </table:table-cell>
          <table:table-cell table:formula="of:=([.E14]-[.$B$20])*[.$B$21]" office:value-type="float" office:value="-2.3638671875" calcext:value-type="float">
            <text:p>-2.3638671875</text:p>
          </table:table-cell>
          <table:table-cell table:formula="of:=([.F14]-[.$B$20])*[.$B$21]" office:value-type="float" office:value="-2.551171875" calcext:value-type="float">
            <text:p>-2.551171875</text:p>
          </table:table-cell>
          <table:table-cell table:formula="of:=ATAN([.G14]/[.$B$19])" office:value-type="float" office:value="-0.0157578101872756" calcext:value-type="float">
            <text:p>-0.0157578101872756</text:p>
          </table:table-cell>
          <table:table-cell table:formula="of:=SQRT( ([.$B$19]/([.G14]^2+[.$B$19]^2) * [.$B$24])^2 + ([.G14]/([.G14]^2+[.$B$19]^2)*[.$B$23])^2 )" office:value-type="float" office:value="0.000140495799292477" calcext:value-type="float">
            <text:p>0.000140495799292477</text:p>
          </table:table-cell>
          <table:table-cell table:formula="of:=ATAN([.H14]/[.$B$19])" office:value-type="float" office:value="-0.0170061728590488" calcext:value-type="float">
            <text:p>-0.0170061728590488</text:p>
          </table:table-cell>
          <table:table-cell table:formula="of:=SQRT( ([.$B$19]/([.H14]^2+[.$B$19]^2) * [.$B$24])^2 + ([.H14]/([.H14]^2+[.$B$19]^2)*[.$B$23])^2 )" office:value-type="float" office:value="0.00014681584328347" calcext:value-type="float">
            <text:p>0.00014681584328347</text:p>
          </table:table-cell>
          <table:table-cell table:formula="of:=ASIN(SIN([.I14])/[.$B$25])" office:value-type="float" office:value="-0.0107927835453491" calcext:value-type="float">
            <text:p>-0.0107927835453491</text:p>
          </table:table-cell>
          <table:table-cell table:formula="of:=ASIN(SIN([.K14])/[.$B$25])" office:value-type="float" office:value="-0.0116477655287551" calcext:value-type="float">
            <text:p>-0.0116477655287551</text:p>
          </table:table-cell>
          <table:table-cell table:formula="of:=COS([.N14])/COS([.M14]) - 1" office:value-type="float" office:value="-0.00000959348973950114" calcext:value-type="float">
            <text:p>-9.59348973950114E-06</text:p>
          </table:table-cell>
          <table:table-cell table:formula="of:=-[.$B$26]*[.O14]/[.$B$27]" office:value-type="float" office:value="0.000018475319717394" calcext:value-type="float">
            <text:p>1.8475319717394E-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825.5" calcext:value-type="float">
            <text:p>825.5</text:p>
          </table:table-cell>
          <table:table-cell office:value-type="float" office:value="810" calcext:value-type="float">
            <text:p>810</text:p>
          </table:table-cell>
          <table:table-cell table:formula="of:=([.E15]-[.$B$20])*[.$B$21]" office:value-type="float" office:value="-2.3638671875" calcext:value-type="float">
            <text:p>-2.3638671875</text:p>
          </table:table-cell>
          <table:table-cell table:formula="of:=([.F15]-[.$B$20])*[.$B$21]" office:value-type="float" office:value="-2.57578125" calcext:value-type="float">
            <text:p>-2.57578125</text:p>
          </table:table-cell>
          <table:table-cell table:formula="of:=ATAN([.G15]/[.$B$19])" office:value-type="float" office:value="-0.0157578101872756" calcext:value-type="float">
            <text:p>-0.0157578101872756</text:p>
          </table:table-cell>
          <table:table-cell table:formula="of:=SQRT( ([.$B$19]/([.G15]^2+[.$B$19]^2) * [.$B$24])^2 + ([.G15]/([.G15]^2+[.$B$19]^2)*[.$B$23])^2 )" office:value-type="float" office:value="0.000140495799292477" calcext:value-type="float">
            <text:p>0.000140495799292477</text:p>
          </table:table-cell>
          <table:table-cell table:formula="of:=ATAN([.H15]/[.$B$19])" office:value-type="float" office:value="-0.0171701874561255" calcext:value-type="float">
            <text:p>-0.0171701874561255</text:p>
          </table:table-cell>
          <table:table-cell table:formula="of:=SQRT( ([.$B$19]/([.H15]^2+[.$B$19]^2) * [.$B$24])^2 + ([.H15]/([.H15]^2+[.$B$19]^2)*[.$B$23])^2 )" office:value-type="float" office:value="0.000147660861912152" calcext:value-type="float">
            <text:p>0.000147660861912152</text:p>
          </table:table-cell>
          <table:table-cell table:formula="of:=ASIN(SIN([.I15])/[.$B$25])" office:value-type="float" office:value="-0.0107927835453491" calcext:value-type="float">
            <text:p>-0.0107927835453491</text:p>
          </table:table-cell>
          <table:table-cell table:formula="of:=ASIN(SIN([.K15])/[.$B$25])" office:value-type="float" office:value="-0.0117600955859268" calcext:value-type="float">
            <text:p>-0.0117600955859268</text:p>
          </table:table-cell>
          <table:table-cell table:formula="of:=COS([.N15])/COS([.M15]) - 1" office:value-type="float" office:value="-0.0000109082394854632" calcext:value-type="float">
            <text:p>-1.09082394854632E-05</text:p>
          </table:table-cell>
          <table:table-cell table:formula="of:=-[.$B$26]*[.O15]/[.$B$27]" office:value-type="float" office:value="0.0000210072890595819" calcext:value-type="float">
            <text:p>2.10072890595819E-0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0.003" calcext:value-type="float">
            <text:p>0.003</text:p>
          </table:table-cell>
          <table:table-cell table:number-columns-repeated="2" office:value-type="float" office:value="825.5" calcext:value-type="float">
            <text:p>825.5</text:p>
          </table:table-cell>
          <table:table-cell table:formula="of:=([.E17]-[.$B$20])*[.$B$21]" office:value-type="float" office:value="-2.3638671875" calcext:value-type="float">
            <text:p>-2.3638671875</text:p>
          </table:table-cell>
          <table:table-cell table:formula="of:=([.F17]-[.$B$20])*[.$B$21]" office:value-type="float" office:value="-2.3638671875" calcext:value-type="float">
            <text:p>-2.3638671875</text:p>
          </table:table-cell>
          <table:table-cell table:formula="of:=ATAN([.G17]/[.$B$19])" office:value-type="float" office:value="-0.0157578101872756" calcext:value-type="float">
            <text:p>-0.0157578101872756</text:p>
          </table:table-cell>
          <table:table-cell table:formula="of:=SQRT( ([.$B$19]/([.G17]^2+[.$B$19]^2) * [.$B$24])^2 + ([.G17]/([.G17]^2+[.$B$19]^2)*[.$B$23])^2 )" office:value-type="float" office:value="0.000140495799292477" calcext:value-type="float">
            <text:p>0.000140495799292477</text:p>
          </table:table-cell>
          <table:table-cell table:formula="of:=ATAN([.H17]/[.$B$19])" office:value-type="float" office:value="-0.0157578101872756" calcext:value-type="float">
            <text:p>-0.0157578101872756</text:p>
          </table:table-cell>
          <table:table-cell table:formula="of:=SQRT( ([.$B$19]/([.H17]^2+[.$B$19]^2) * [.$B$24])^2 + ([.H17]/([.H17]^2+[.$B$19]^2)*[.$B$23])^2 )" office:value-type="float" office:value="0.000140495799292477" calcext:value-type="float">
            <text:p>0.000140495799292477</text:p>
          </table:table-cell>
          <table:table-cell table:formula="of:=ASIN(SIN([.I17])/[.$B$25])" office:value-type="float" office:value="-0.0107927835453491" calcext:value-type="float">
            <text:p>-0.0107927835453491</text:p>
          </table:table-cell>
          <table:table-cell table:formula="of:=ASIN(SIN([.K17])/[.$B$25])" office:value-type="float" office:value="-0.0107927835453491" calcext:value-type="float">
            <text:p>-0.0107927835453491</text:p>
          </table:table-cell>
          <table:table-cell table:formula="of:=COS([.N17])/COS([.M17]) - 1" office:value-type="float" office:value="0" calcext:value-type="float">
            <text:p>0</text:p>
          </table:table-cell>
          <table:table-cell table:formula="of:=-[.$B$26]*[.O17]/[.$B$27]" office:value-type="float" office:value="-0" calcext:value-type="float">
            <text:p>0</text:p>
          </table:table-cell>
          <table:table-cell table:number-columns-repeated="2"/>
          <table:table-cell table:number-matrix-columns-spanned="2" table:number-matrix-rows-spanned="5" table:formula="of:=LINEST([.P17:.P27];[.D17:.D27];1;1)" office:value-type="float" office:value="-0.0000581399579186592" calcext:value-type="float">
            <text:p>-5.81399579186592E-05</text:p>
          </table:table-cell>
          <table:table-cell office:value-type="float" office:value="0.00000026548979541172" calcext:value-type="float">
            <text:p>2.65489795411723E-07</text:p>
          </table:table-cell>
        </table:table-row>
        <table:table-row table:style-name="ro1">
          <table:table-cell table:number-columns-repeated="3"/>
          <table:table-cell office:value-type="float" office:value="0.039" calcext:value-type="float">
            <text:p>0.039</text:p>
          </table:table-cell>
          <table:table-cell office:value-type="float" office:value="825.5" calcext:value-type="float">
            <text:p>825.5</text:p>
          </table:table-cell>
          <table:table-cell office:value-type="float" office:value="827" calcext:value-type="float">
            <text:p>827</text:p>
          </table:table-cell>
          <table:table-cell table:formula="of:=([.E18]-[.$B$20])*[.$B$21]" office:value-type="float" office:value="-2.3638671875" calcext:value-type="float">
            <text:p>-2.3638671875</text:p>
          </table:table-cell>
          <table:table-cell table:formula="of:=([.F18]-[.$B$20])*[.$B$21]" office:value-type="float" office:value="-2.343359375" calcext:value-type="float">
            <text:p>-2.343359375</text:p>
          </table:table-cell>
          <table:table-cell table:formula="of:=ATAN([.G18]/[.$B$19])" office:value-type="float" office:value="-0.0157578101872756" calcext:value-type="float">
            <text:p>-0.0157578101872756</text:p>
          </table:table-cell>
          <table:table-cell table:formula="of:=SQRT( ([.$B$19]/([.G18]^2+[.$B$19]^2) * [.$B$24])^2 + ([.G18]/([.G18]^2+[.$B$19]^2)*[.$B$23])^2 )" office:value-type="float" office:value="0.000140495799292477" calcext:value-type="float">
            <text:p>0.000140495799292477</text:p>
          </table:table-cell>
          <table:table-cell table:formula="of:=ATAN([.H18]/[.$B$19])" office:value-type="float" office:value="-0.0156211250893319" calcext:value-type="float">
            <text:p>-0.0156211250893319</text:p>
          </table:table-cell>
          <table:table-cell table:formula="of:=SQRT( ([.$B$19]/([.H18]^2+[.$B$19]^2) * [.$B$24])^2 + ([.H18]/([.H18]^2+[.$B$19]^2)*[.$B$23])^2 )" office:value-type="float" office:value="0.000139816471628723" calcext:value-type="float">
            <text:p>0.000139816471628723</text:p>
          </table:table-cell>
          <table:table-cell table:formula="of:=ASIN(SIN([.I18])/[.$B$25])" office:value-type="float" office:value="-0.0107927835453491" calcext:value-type="float">
            <text:p>-0.0107927835453491</text:p>
          </table:table-cell>
          <table:table-cell table:formula="of:=ASIN(SIN([.K18])/[.$B$25])" office:value-type="float" office:value="-0.0106991697327428" calcext:value-type="float">
            <text:p>-0.0106991697327428</text:p>
          </table:table-cell>
          <table:table-cell table:formula="of:=COS([.N18])/COS([.M18]) - 1" office:value-type="float" office:value="0.00000100601107377862" calcext:value-type="float">
            <text:p>1.00601107377862E-06</text:p>
          </table:table-cell>
          <table:table-cell table:formula="of:=-[.$B$26]*[.O18]/[.$B$27]" office:value-type="float" office:value="-0.00000193739470536667" calcext:value-type="float">
            <text:p>-1.93739470536667E-06</text:p>
          </table:table-cell>
          <table:table-cell table:number-columns-repeated="2"/>
          <table:table-cell office:value-type="float" office:value="0.0000008073088804991" calcext:value-type="float">
            <text:p>8.07308880499099E-07</text:p>
          </table:table-cell>
          <table:table-cell office:value-type="float" office:value="0.00000016868945123724" calcext:value-type="float">
            <text:p>1.68689451237236E-07</text:p>
          </table:table-cell>
        </table:table-row>
        <table:table-row table:style-name="ro1">
          <table:table-cell office:value-type="string" calcext:value-type="string">
            <text:p>Focal Length (mm)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float" office:value="825.5" calcext:value-type="float">
            <text:p>825.5</text:p>
          </table:table-cell>
          <table:table-cell office:value-type="float" office:value="828.5" calcext:value-type="float">
            <text:p>828.5</text:p>
          </table:table-cell>
          <table:table-cell table:formula="of:=([.E19]-[.$B$20])*[.$B$21]" office:value-type="float" office:value="-2.3638671875" calcext:value-type="float">
            <text:p>-2.3638671875</text:p>
          </table:table-cell>
          <table:table-cell table:formula="of:=([.F19]-[.$B$20])*[.$B$21]" office:value-type="float" office:value="-2.3228515625" calcext:value-type="float">
            <text:p>-2.3228515625</text:p>
          </table:table-cell>
          <table:table-cell table:formula="of:=ATAN([.G19]/[.$B$19])" office:value-type="float" office:value="-0.0157578101872756" calcext:value-type="float">
            <text:p>-0.0157578101872756</text:p>
          </table:table-cell>
          <table:table-cell table:formula="of:=SQRT( ([.$B$19]/([.G19]^2+[.$B$19]^2) * [.$B$24])^2 + ([.G19]/([.G19]^2+[.$B$19]^2)*[.$B$23])^2 )" office:value-type="float" office:value="0.000140495799292477" calcext:value-type="float">
            <text:p>0.000140495799292477</text:p>
          </table:table-cell>
          <table:table-cell table:formula="of:=ATAN([.H19]/[.$B$19])" office:value-type="float" office:value="-0.0154844394076451" calcext:value-type="float">
            <text:p>-0.0154844394076451</text:p>
          </table:table-cell>
          <table:table-cell table:formula="of:=SQRT( ([.$B$19]/([.H19]^2+[.$B$19]^2) * [.$B$24])^2 + ([.H19]/([.H19]^2+[.$B$19]^2)*[.$B$23])^2 )" office:value-type="float" office:value="0.000139139778135447" calcext:value-type="float">
            <text:p>0.000139139778135447</text:p>
          </table:table-cell>
          <table:table-cell table:formula="of:=ASIN(SIN([.I19])/[.$B$25])" office:value-type="float" office:value="-0.0107927835453491" calcext:value-type="float">
            <text:p>-0.0107927835453491</text:p>
          </table:table-cell>
          <table:table-cell table:formula="of:=ASIN(SIN([.K19])/[.$B$25])" office:value-type="float" office:value="-0.0106055554142058" calcext:value-type="float">
            <text:p>-0.0106055554142058</text:p>
          </table:table-cell>
          <table:table-cell table:formula="of:=COS([.N19])/COS([.M19]) - 1" office:value-type="float" office:value="0.00000200326395871642" calcext:value-type="float">
            <text:p>2.00326395871642E-06</text:p>
          </table:table-cell>
          <table:table-cell table:formula="of:=-[.$B$26]*[.O19]/[.$B$27]" office:value-type="float" office:value="-0.00000385792272891333" calcext:value-type="float">
            <text:p>-3.85792272891333E-06</text:p>
          </table:table-cell>
          <table:table-cell table:number-columns-repeated="2"/>
          <table:table-cell office:value-type="float" office:value="0.99826771410863" calcext:value-type="float">
            <text:p>0.99826771410863</text:p>
          </table:table-cell>
          <table:table-cell office:value-type="float" office:value="0.00000029303199494114" calcext:value-type="float">
            <text:p>2.9303199494114E-07</text:p>
          </table:table-cell>
        </table:table-row>
        <table:table-row table:style-name="ro1">
          <table:table-cell office:value-type="string" calcext:value-type="string">
            <text:p>Centre Pos (pixel)</text:p>
          </table:table-cell>
          <table:table-cell office:value-type="float" office:value="998.4" calcext:value-type="float">
            <text:p>998.4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825.5" calcext:value-type="float">
            <text:p>825.5</text:p>
          </table:table-cell>
          <table:table-cell office:value-type="float" office:value="830.5" calcext:value-type="float">
            <text:p>830.5</text:p>
          </table:table-cell>
          <table:table-cell table:formula="of:=([.E20]-[.$B$20])*[.$B$21]" office:value-type="float" office:value="-2.3638671875" calcext:value-type="float">
            <text:p>-2.3638671875</text:p>
          </table:table-cell>
          <table:table-cell table:formula="of:=([.F20]-[.$B$20])*[.$B$21]" office:value-type="float" office:value="-2.2955078125" calcext:value-type="float">
            <text:p>-2.2955078125</text:p>
          </table:table-cell>
          <table:table-cell table:formula="of:=ATAN([.G20]/[.$B$19])" office:value-type="float" office:value="-0.0157578101872756" calcext:value-type="float">
            <text:p>-0.0157578101872756</text:p>
          </table:table-cell>
          <table:table-cell table:formula="of:=SQRT( ([.$B$19]/([.G20]^2+[.$B$19]^2) * [.$B$24])^2 + ([.G20]/([.G20]^2+[.$B$19]^2)*[.$B$23])^2 )" office:value-type="float" office:value="0.000140495799292477" calcext:value-type="float">
            <text:p>0.000140495799292477</text:p>
          </table:table-cell>
          <table:table-cell table:formula="of:=ATAN([.H20]/[.$B$19])" office:value-type="float" office:value="-0.0153021909328389" calcext:value-type="float">
            <text:p>-0.0153021909328389</text:p>
          </table:table-cell>
          <table:table-cell table:formula="of:=SQRT( ([.$B$19]/([.H20]^2+[.$B$19]^2) * [.$B$24])^2 + ([.H20]/([.H20]^2+[.$B$19]^2)*[.$B$23])^2 )" office:value-type="float" office:value="0.000138241685109053" calcext:value-type="float">
            <text:p>0.000138241685109053</text:p>
          </table:table-cell>
          <table:table-cell table:formula="of:=ASIN(SIN([.I20])/[.$B$25])" office:value-type="float" office:value="-0.0107927835453491" calcext:value-type="float">
            <text:p>-0.0107927835453491</text:p>
          </table:table-cell>
          <table:table-cell table:formula="of:=ASIN(SIN([.K20])/[.$B$25])" office:value-type="float" office:value="-0.0104807355434649" calcext:value-type="float">
            <text:p>-0.0104807355434649</text:p>
          </table:table-cell>
          <table:table-cell table:formula="of:=COS([.N20])/COS([.M20]) - 1" office:value-type="float" office:value="0.00000331931028174637" calcext:value-type="float">
            <text:p>3.31931028174637E-06</text:p>
          </table:table-cell>
          <table:table-cell table:formula="of:=-[.$B$26]*[.O20]/[.$B$27]" office:value-type="float" office:value="-0.00000639238904316443" calcext:value-type="float">
            <text:p>-6.39238904316443E-06</text:p>
          </table:table-cell>
          <table:table-cell table:number-columns-repeated="2"/>
          <table:table-cell office:value-type="float" office:value="5186.44726700962" calcext:value-type="float">
            <text:p>5186.447267009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version Factor (mm/pixel)</text:p>
          </table:table-cell>
          <table:table-cell table:formula="of:=28/2048" office:value-type="float" office:value="0.013671875" calcext:value-type="float">
            <text:p>0.013671875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825.5" calcext:value-type="float">
            <text:p>825.5</text:p>
          </table:table-cell>
          <table:table-cell office:value-type="float" office:value="832" calcext:value-type="float">
            <text:p>832</text:p>
          </table:table-cell>
          <table:table-cell table:formula="of:=([.E21]-[.$B$20])*[.$B$21]" office:value-type="float" office:value="-2.3638671875" calcext:value-type="float">
            <text:p>-2.3638671875</text:p>
          </table:table-cell>
          <table:table-cell table:formula="of:=([.F21]-[.$B$20])*[.$B$21]" office:value-type="float" office:value="-2.275" calcext:value-type="float">
            <text:p>-2.275</text:p>
          </table:table-cell>
          <table:table-cell table:formula="of:=ATAN([.G21]/[.$B$19])" office:value-type="float" office:value="-0.0157578101872756" calcext:value-type="float">
            <text:p>-0.0157578101872756</text:p>
          </table:table-cell>
          <table:table-cell table:formula="of:=SQRT( ([.$B$19]/([.G21]^2+[.$B$19]^2) * [.$B$24])^2 + ([.G21]/([.G21]^2+[.$B$19]^2)*[.$B$23])^2 )" office:value-type="float" office:value="0.000140495799292477" calcext:value-type="float">
            <text:p>0.000140495799292477</text:p>
          </table:table-cell>
          <table:table-cell table:formula="of:=ATAN([.H21]/[.$B$19])" office:value-type="float" office:value="-0.0151655039089325" calcext:value-type="float">
            <text:p>-0.0151655039089325</text:p>
          </table:table-cell>
          <table:table-cell table:formula="of:=SQRT( ([.$B$19]/([.H21]^2+[.$B$19]^2) * [.$B$24])^2 + ([.H21]/([.H21]^2+[.$B$19]^2)*[.$B$23])^2 )" office:value-type="float" office:value="0.000137571290438084" calcext:value-type="float">
            <text:p>0.000137571290438084</text:p>
          </table:table-cell>
          <table:table-cell table:formula="of:=ASIN(SIN([.I21])/[.$B$25])" office:value-type="float" office:value="-0.0107927835453491" calcext:value-type="float">
            <text:p>-0.0107927835453491</text:p>
          </table:table-cell>
          <table:table-cell table:formula="of:=ASIN(SIN([.K21])/[.$B$25])" office:value-type="float" office:value="-0.0103871200616242" calcext:value-type="float">
            <text:p>-0.0103871200616242</text:p>
          </table:table-cell>
          <table:table-cell table:formula="of:=COS([.N21])/COS([.M21]) - 1" office:value-type="float" office:value="0.0000042961266284447" calcext:value-type="float">
            <text:p>4.2961266284447E-06</text:p>
          </table:table-cell>
          <table:table-cell table:formula="of:=-[.$B$26]*[.O21]/[.$B$27]" office:value-type="float" office:value="-0.00000827356000393797" calcext:value-type="float">
            <text:p>-8.27356000393797E-06</text:p>
          </table:table-cell>
          <table:table-cell table:number-columns-repeated="2"/>
          <table:table-cell office:value-type="float" office:value="0.00000000044534855762" calcext:value-type="float">
            <text:p>4.45348557618722E-10</text:p>
          </table:table-cell>
          <table:table-cell office:value-type="float" office:value="0.00000000000077280975" calcext:value-type="float">
            <text:p>7.72809750532659E-13</text:p>
          </table:table-cell>
        </table:table-row>
        <table:table-row table:style-name="ro1">
          <table:table-cell table:number-columns-repeated="3"/>
          <table:table-cell office:value-type="float" office:value="0.184" calcext:value-type="float">
            <text:p>0.184</text:p>
          </table:table-cell>
          <table:table-cell office:value-type="float" office:value="825.5" calcext:value-type="float">
            <text:p>825.5</text:p>
          </table:table-cell>
          <table:table-cell office:value-type="float" office:value="833.6" calcext:value-type="float">
            <text:p>833.6</text:p>
          </table:table-cell>
          <table:table-cell table:formula="of:=([.E22]-[.$B$20])*[.$B$21]" office:value-type="float" office:value="-2.3638671875" calcext:value-type="float">
            <text:p>-2.3638671875</text:p>
          </table:table-cell>
          <table:table-cell table:formula="of:=([.F22]-[.$B$20])*[.$B$21]" office:value-type="float" office:value="-2.253125" calcext:value-type="float">
            <text:p>-2.253125</text:p>
          </table:table-cell>
          <table:table-cell table:formula="of:=ATAN([.G22]/[.$B$19])" office:value-type="float" office:value="-0.0157578101872756" calcext:value-type="float">
            <text:p>-0.0157578101872756</text:p>
          </table:table-cell>
          <table:table-cell table:formula="of:=SQRT( ([.$B$19]/([.G22]^2+[.$B$19]^2) * [.$B$24])^2 + ([.G22]/([.G22]^2+[.$B$19]^2)*[.$B$23])^2 )" office:value-type="float" office:value="0.000140495799292477" calcext:value-type="float">
            <text:p>0.000140495799292477</text:p>
          </table:table-cell>
          <table:table-cell table:formula="of:=ATAN([.H22]/[.$B$19])" office:value-type="float" office:value="-0.0150197037922279" calcext:value-type="float">
            <text:p>-0.0150197037922279</text:p>
          </table:table-cell>
          <table:table-cell table:formula="of:=SQRT( ([.$B$19]/([.H22]^2+[.$B$19]^2) * [.$B$24])^2 + ([.H22]/([.H22]^2+[.$B$19]^2)*[.$B$23])^2 )" office:value-type="float" office:value="0.000136859252852648" calcext:value-type="float">
            <text:p>0.000136859252852648</text:p>
          </table:table-cell>
          <table:table-cell table:formula="of:=ASIN(SIN([.I22])/[.$B$25])" office:value-type="float" office:value="-0.0107927835453491" calcext:value-type="float">
            <text:p>-0.0107927835453491</text:p>
          </table:table-cell>
          <table:table-cell table:formula="of:=ASIN(SIN([.K22])/[.$B$25])" office:value-type="float" office:value="-0.0102872630063722" calcext:value-type="float">
            <text:p>-0.0102872630063722</text:p>
          </table:table-cell>
          <table:table-cell table:formula="of:=COS([.N22])/COS([.M22]) - 1" office:value-type="float" office:value="0.00000532840987221839" calcext:value-type="float">
            <text:p>5.32840987221839E-06</text:p>
          </table:table-cell>
          <table:table-cell table:formula="of:=-[.$B$26]*[.O22]/[.$B$27]" office:value-type="float" office:value="-0.0000102615501394879" calcext:value-type="float">
            <text:p>-1.02615501394879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Un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825.5" calcext:value-type="float">
            <text:p>825.5</text:p>
          </table:table-cell>
          <table:table-cell office:value-type="float" office:value="834.7" calcext:value-type="float">
            <text:p>834.7</text:p>
          </table:table-cell>
          <table:table-cell table:formula="of:=([.E23]-[.$B$20])*[.$B$21]" office:value-type="float" office:value="-2.3638671875" calcext:value-type="float">
            <text:p>-2.3638671875</text:p>
          </table:table-cell>
          <table:table-cell table:formula="of:=([.F23]-[.$B$20])*[.$B$21]" office:value-type="float" office:value="-2.2380859375" calcext:value-type="float">
            <text:p>-2.2380859375</text:p>
          </table:table-cell>
          <table:table-cell table:formula="of:=ATAN([.G23]/[.$B$19])" office:value-type="float" office:value="-0.0157578101872756" calcext:value-type="float">
            <text:p>-0.0157578101872756</text:p>
          </table:table-cell>
          <table:table-cell table:formula="of:=SQRT( ([.$B$19]/([.G23]^2+[.$B$19]^2) * [.$B$24])^2 + ([.G23]/([.G23]^2+[.$B$19]^2)*[.$B$23])^2 )" office:value-type="float" office:value="0.000140495799292477" calcext:value-type="float">
            <text:p>0.000140495799292477</text:p>
          </table:table-cell>
          <table:table-cell table:formula="of:=ATAN([.H23]/[.$B$19])" office:value-type="float" office:value="-0.0149194658411704" calcext:value-type="float">
            <text:p>-0.0149194658411704</text:p>
          </table:table-cell>
          <table:table-cell table:formula="of:=SQRT( ([.$B$19]/([.H23]^2+[.$B$19]^2) * [.$B$24])^2 + ([.H23]/([.H23]^2+[.$B$19]^2)*[.$B$23])^2 )" office:value-type="float" office:value="0.000136371578585535" calcext:value-type="float">
            <text:p>0.000136371578585535</text:p>
          </table:table-cell>
          <table:table-cell table:formula="of:=ASIN(SIN([.I23])/[.$B$25])" office:value-type="float" office:value="-0.0107927835453491" calcext:value-type="float">
            <text:p>-0.0107927835453491</text:p>
          </table:table-cell>
          <table:table-cell table:formula="of:=ASIN(SIN([.K23])/[.$B$25])" office:value-type="float" office:value="-0.0102186109594929" calcext:value-type="float">
            <text:p>-0.0102186109594929</text:p>
          </table:table-cell>
          <table:table-cell table:formula="of:=COS([.N23])/COS([.M23]) - 1" office:value-type="float" office:value="0.0000060323236472648" calcext:value-type="float">
            <text:p>6.0323236472648E-06</text:p>
          </table:table-cell>
          <table:table-cell table:formula="of:=-[.$B$26]*[.O23]/[.$B$27]" office:value-type="float" office:value="-0.0000116171602876816" calcext:value-type="float">
            <text:p>-1.16171602876816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 unc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825.5" calcext:value-type="float">
            <text:p>825.5</text:p>
          </table:table-cell>
          <table:table-cell office:value-type="float" office:value="836.6" calcext:value-type="float">
            <text:p>836.6</text:p>
          </table:table-cell>
          <table:table-cell table:formula="of:=([.E24]-[.$B$20])*[.$B$21]" office:value-type="float" office:value="-2.3638671875" calcext:value-type="float">
            <text:p>-2.3638671875</text:p>
          </table:table-cell>
          <table:table-cell table:formula="of:=([.F24]-[.$B$20])*[.$B$21]" office:value-type="float" office:value="-2.212109375" calcext:value-type="float">
            <text:p>-2.212109375</text:p>
          </table:table-cell>
          <table:table-cell table:formula="of:=ATAN([.G24]/[.$B$19])" office:value-type="float" office:value="-0.0157578101872756" calcext:value-type="float">
            <text:p>-0.0157578101872756</text:p>
          </table:table-cell>
          <table:table-cell table:formula="of:=SQRT( ([.$B$19]/([.G24]^2+[.$B$19]^2) * [.$B$24])^2 + ([.G24]/([.G24]^2+[.$B$19]^2)*[.$B$23])^2 )" office:value-type="float" office:value="0.000140495799292477" calcext:value-type="float">
            <text:p>0.000140495799292477</text:p>
          </table:table-cell>
          <table:table-cell table:formula="of:=ATAN([.H24]/[.$B$19])" office:value-type="float" office:value="-0.0147463268569994" calcext:value-type="float">
            <text:p>-0.0147463268569994</text:p>
          </table:table-cell>
          <table:table-cell table:formula="of:=SQRT( ([.$B$19]/([.H24]^2+[.$B$19]^2) * [.$B$24])^2 + ([.H24]/([.H24]^2+[.$B$19]^2)*[.$B$23])^2 )" office:value-type="float" office:value="0.000135532839495445" calcext:value-type="float">
            <text:p>0.000135532839495445</text:p>
          </table:table-cell>
          <table:table-cell table:formula="of:=ASIN(SIN([.I24])/[.$B$25])" office:value-type="float" office:value="-0.0107927835453491" calcext:value-type="float">
            <text:p>-0.0107927835453491</text:p>
          </table:table-cell>
          <table:table-cell table:formula="of:=ASIN(SIN([.K24])/[.$B$25])" office:value-type="float" office:value="-0.0101000295401587" calcext:value-type="float">
            <text:p>-0.0101000295401587</text:p>
          </table:table-cell>
          <table:table-cell table:formula="of:=COS([.N24])/COS([.M24]) - 1" office:value-type="float" office:value="0.00000723707970484711" calcext:value-type="float">
            <text:p>7.23707970484711E-06</text:p>
          </table:table-cell>
          <table:table-cell table:formula="of:=-[.$B$26]*[.O24]/[.$B$27]" office:value-type="float" office:value="-0.0000139373017533729" calcext:value-type="float">
            <text:p>-1.39373017533729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alon n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825.5" calcext:value-type="float">
            <text:p>825.5</text:p>
          </table:table-cell>
          <table:table-cell office:value-type="float" office:value="838.5" calcext:value-type="float">
            <text:p>838.5</text:p>
          </table:table-cell>
          <table:table-cell table:formula="of:=([.E25]-[.$B$20])*[.$B$21]" office:value-type="float" office:value="-2.3638671875" calcext:value-type="float">
            <text:p>-2.3638671875</text:p>
          </table:table-cell>
          <table:table-cell table:formula="of:=([.F25]-[.$B$20])*[.$B$21]" office:value-type="float" office:value="-2.1861328125" calcext:value-type="float">
            <text:p>-2.1861328125</text:p>
          </table:table-cell>
          <table:table-cell table:formula="of:=ATAN([.G25]/[.$B$19])" office:value-type="float" office:value="-0.0157578101872756" calcext:value-type="float">
            <text:p>-0.0157578101872756</text:p>
          </table:table-cell>
          <table:table-cell table:formula="of:=SQRT( ([.$B$19]/([.G25]^2+[.$B$19]^2) * [.$B$24])^2 + ([.G25]/([.G25]^2+[.$B$19]^2)*[.$B$23])^2 )" office:value-type="float" office:value="0.000140495799292477" calcext:value-type="float">
            <text:p>0.000140495799292477</text:p>
          </table:table-cell>
          <table:table-cell table:formula="of:=ATAN([.H25]/[.$B$19])" office:value-type="float" office:value="-0.0145731869886554" calcext:value-type="float">
            <text:p>-0.0145731869886554</text:p>
          </table:table-cell>
          <table:table-cell table:formula="of:=SQRT( ([.$B$19]/([.H25]^2+[.$B$19]^2) * [.$B$24])^2 + ([.H25]/([.H25]^2+[.$B$19]^2)*[.$B$23])^2 )" office:value-type="float" office:value="0.000134698743599906" calcext:value-type="float">
            <text:p>0.000134698743599906</text:p>
          </table:table-cell>
          <table:table-cell table:formula="of:=ASIN(SIN([.I25])/[.$B$25])" office:value-type="float" office:value="-0.0107927835453491" calcext:value-type="float">
            <text:p>-0.0107927835453491</text:p>
          </table:table-cell>
          <table:table-cell table:formula="of:=ASIN(SIN([.K25])/[.$B$25])" office:value-type="float" office:value="-0.00998144735450772" calcext:value-type="float">
            <text:p>-0.00998144735450772</text:p>
          </table:table-cell>
          <table:table-cell table:formula="of:=COS([.N25])/COS([.M25]) - 1" office:value-type="float" office:value="0.0000084277817569145" calcext:value-type="float">
            <text:p>8.4277817569145E-06</text:p>
          </table:table-cell>
          <table:table-cell table:formula="of:=-[.$B$26]*[.O25]/[.$B$27]" office:value-type="float" office:value="-0.0000162303777556876" calcext:value-type="float">
            <text:p>-1.62303777556876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c</text:p>
          </table:table-cell>
          <table:table-cell table:style-name="ce3" office:value-type="float" office:value="0.00000123984193" calcext:value-type="float">
            <text:p>0.00000123984193</text:p>
          </table:table-cell>
          <table:table-cell/>
          <table:table-cell office:value-type="float" office:value="0.316" calcext:value-type="float">
            <text:p>0.316</text:p>
          </table:table-cell>
          <table:table-cell office:value-type="float" office:value="825.5" calcext:value-type="float">
            <text:p>825.5</text:p>
          </table:table-cell>
          <table:table-cell office:value-type="float" office:value="840.4" calcext:value-type="float">
            <text:p>840.4</text:p>
          </table:table-cell>
          <table:table-cell table:formula="of:=([.E26]-[.$B$20])*[.$B$21]" office:value-type="float" office:value="-2.3638671875" calcext:value-type="float">
            <text:p>-2.3638671875</text:p>
          </table:table-cell>
          <table:table-cell table:formula="of:=([.F26]-[.$B$20])*[.$B$21]" office:value-type="float" office:value="-2.16015625" calcext:value-type="float">
            <text:p>-2.16015625</text:p>
          </table:table-cell>
          <table:table-cell table:formula="of:=ATAN([.G26]/[.$B$19])" office:value-type="float" office:value="-0.0157578101872756" calcext:value-type="float">
            <text:p>-0.0157578101872756</text:p>
          </table:table-cell>
          <table:table-cell table:formula="of:=SQRT( ([.$B$19]/([.G26]^2+[.$B$19]^2) * [.$B$24])^2 + ([.G26]/([.G26]^2+[.$B$19]^2)*[.$B$23])^2 )" office:value-type="float" office:value="0.000140495799292477" calcext:value-type="float">
            <text:p>0.000140495799292477</text:p>
          </table:table-cell>
          <table:table-cell table:formula="of:=ATAN([.H26]/[.$B$19])" office:value-type="float" office:value="-0.0144000462465122" calcext:value-type="float">
            <text:p>-0.0144000462465122</text:p>
          </table:table-cell>
          <table:table-cell table:formula="of:=SQRT( ([.$B$19]/([.H26]^2+[.$B$19]^2) * [.$B$24])^2 + ([.H26]/([.H26]^2+[.$B$19]^2)*[.$B$23])^2 )" office:value-type="float" office:value="0.000133869378295131" calcext:value-type="float">
            <text:p>0.000133869378295131</text:p>
          </table:table-cell>
          <table:table-cell table:formula="of:=ASIN(SIN([.I26])/[.$B$25])" office:value-type="float" office:value="-0.0107927835453491" calcext:value-type="float">
            <text:p>-0.0107927835453491</text:p>
          </table:table-cell>
          <table:table-cell table:formula="of:=ASIN(SIN([.K26])/[.$B$25])" office:value-type="float" office:value="-0.00986286441153052" calcext:value-type="float">
            <text:p>-0.00986286441153052</text:p>
          </table:table-cell>
          <table:table-cell table:formula="of:=COS([.N26])/COS([.M26]) - 1" office:value-type="float" office:value="0.00000960442942554707" calcext:value-type="float">
            <text:p>9.60442942554707E-06</text:p>
          </table:table-cell>
          <table:table-cell table:formula="of:=-[.$B$26]*[.O26]/[.$B$27]" office:value-type="float" office:value="-0.0000184963875668205" calcext:value-type="float">
            <text:p>-1.8496387566820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00006438" calcext:value-type="float">
            <text:p>6.44E-07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825.5" calcext:value-type="float">
            <text:p>825.5</text:p>
          </table:table-cell>
          <table:table-cell office:value-type="float" office:value="841.6" calcext:value-type="float">
            <text:p>841.6</text:p>
          </table:table-cell>
          <table:table-cell table:formula="of:=([.E27]-[.$B$20])*[.$B$21]" office:value-type="float" office:value="-2.3638671875" calcext:value-type="float">
            <text:p>-2.3638671875</text:p>
          </table:table-cell>
          <table:table-cell table:formula="of:=([.F27]-[.$B$20])*[.$B$21]" office:value-type="float" office:value="-2.14375" calcext:value-type="float">
            <text:p>-2.14375</text:p>
          </table:table-cell>
          <table:table-cell table:formula="of:=ATAN([.G27]/[.$B$19])" office:value-type="float" office:value="-0.0157578101872756" calcext:value-type="float">
            <text:p>-0.0157578101872756</text:p>
          </table:table-cell>
          <table:table-cell table:formula="of:=SQRT( ([.$B$19]/([.G27]^2+[.$B$19]^2) * [.$B$24])^2 + ([.G27]/([.G27]^2+[.$B$19]^2)*[.$B$23])^2 )" office:value-type="float" office:value="0.000140495799292477" calcext:value-type="float">
            <text:p>0.000140495799292477</text:p>
          </table:table-cell>
          <table:table-cell table:formula="of:=ATAN([.H27]/[.$B$19])" office:value-type="float" office:value="-0.0142906937533192" calcext:value-type="float">
            <text:p>-0.0142906937533192</text:p>
          </table:table-cell>
          <table:table-cell table:formula="of:=SQRT( ([.$B$19]/([.H27]^2+[.$B$19]^2) * [.$B$24])^2 + ([.H27]/([.H27]^2+[.$B$19]^2)*[.$B$23])^2 )" office:value-type="float" office:value="0.000133348046182835" calcext:value-type="float">
            <text:p>0.000133348046182835</text:p>
          </table:table-cell>
          <table:table-cell table:formula="of:=ASIN(SIN([.I27])/[.$B$25])" office:value-type="float" office:value="-0.0107927835453491" calcext:value-type="float">
            <text:p>-0.0107927835453491</text:p>
          </table:table-cell>
          <table:table-cell table:formula="of:=ASIN(SIN([.K27])/[.$B$25])" office:value-type="float" office:value="-0.00978796953509124" calcext:value-type="float">
            <text:p>-0.00978796953509124</text:p>
          </table:table-cell>
          <table:table-cell table:formula="of:=COS([.N27])/COS([.M27]) - 1" office:value-type="float" office:value="0.0000103403338356234" calcext:value-type="float">
            <text:p>1.03403338356234E-05</text:p>
          </table:table-cell>
          <table:table-cell table:formula="of:=-[.$B$26]*[.O27]/[.$B$27]" office:value-type="float" office:value="-0.0000199136058707729" calcext:value-type="float">
            <text:p>-1.99136058707729E-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09:50.163968780</meta:creation-date>
    <meta:generator>LibreOffice/7.3.7.2$Linux_X86_64 LibreOffice_project/30$Build-2</meta:generator>
    <dc:date>2025-11-20T16:50:31.983685161</dc:date>
    <meta:editing-duration>PT10M40S</meta:editing-duration>
    <meta:editing-cycles>2</meta:editing-cycles>
    <meta:document-statistic meta:table-count="3" meta:cell-count="6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plot-area chart:style-name="ch2" table:cell-range-address="'Transverse +grad'.D5:'Transverse +grad'.D15 'Transverse +grad'.P5:'Transverse +grad'.P15" svg:x="0.319cm" svg:y="0.18cm" svg:width="15.349cm" svg:height="8.645cm">
          <chart:coordinate-region svg:x="2.009cm" svg:y="0.382cm" svg:width="13.414cm" svg:height="7.79cm"/>
          <chart:axis chart:dimension="x" chart:name="primary-x" chart:style-name="ch3"/>
          <chart:axis chart:dimension="y" chart:name="primary-y" chart:style-name="ch4"/>
          <chart:series chart:style-name="ch5" chart:values-cell-range-address="'Transverse +grad'.P5:'Transverse +grad'.P15" chart:class="chart:scatter">
            <chart:domain table:cell-range-address="'Transverse +grad'.D5:'Transverse +grad'.D15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Transverse +grad'.D5:'Transverse +grad'.D15</svg:desc>
                </draw:g>
              </table:table-cell>
              <table:table-cell office:value-type="float" office:value="-0">
                <text:p>-0</text:p>
                <draw:g>
                  <svg:desc>'Transverse +grad'.P5:'Transverse +grad'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">
                <text:p>0.184</text:p>
              </table:table-cell>
              <table:table-cell office:value-type="float" office:value="0.00000503575497788126">
                <text:p>0.00000503575497788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">
                <text:p>0.213</text:p>
              </table:table-cell>
              <table:table-cell office:value-type="float" office:value="0.00000660815608361153">
                <text:p>0.00000660815608361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00000991865978939665">
                <text:p>0.00000991865978939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  <table:table-cell office:value-type="float" office:value="0.0000139531024253511">
                <text:p>0.0000139531024253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">
                <text:p>0.316</text:p>
              </table:table-cell>
              <table:table-cell office:value-type="float" office:value="0.0000172292256028941">
                <text:p>0.0000172292256028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8">
                <text:p>0.348</text:p>
              </table:table-cell>
              <table:table-cell office:value-type="float" office:value="0.0000192987253210499">
                <text:p>0.0000192987253210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plot-area chart:style-name="ch2" table:cell-range-address="'Transverse -grad_2'.D5:'Transverse -grad_2'.D15 'Transverse -grad_2'.P5:'Transverse -grad_2'.P15" svg:x="0.319cm" svg:y="0.18cm" svg:width="15.349cm" svg:height="8.645cm">
          <chart:coordinate-region svg:x="2.105cm" svg:y="0.379cm" svg:width="13.323cm" svg:height="8.247cm"/>
          <chart:axis chart:dimension="x" chart:name="primary-x" chart:style-name="ch3"/>
          <chart:axis chart:dimension="y" chart:name="primary-y" chart:style-name="ch4"/>
          <chart:series chart:style-name="ch5" chart:values-cell-range-address="'Transverse -grad_2'.P5:'Transverse -grad_2'.P15" chart:class="chart:scatter">
            <chart:domain table:cell-range-address="'Transverse -grad_2'.D5:'Transverse -grad_2'.D15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Transverse -grad_2'.D5:'Transverse -grad_2'.D15</svg:desc>
                </draw:g>
              </table:table-cell>
              <table:table-cell office:value-type="float" office:value="-0">
                <text:p>-0</text:p>
                <draw:g>
                  <svg:desc>'Transverse -grad_2'.P5:'Transverse -grad_2'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">
                <text:p>0.213</text:p>
              </table:table-cell>
              <table:table-cell office:value-type="float" office:value="-0.00000924258850219485">
                <text:p>-0.00000924258850219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-0.0000126816857032838">
                <text:p>-0.000012681685703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  <table:table-cell office:value-type="float" office:value="-0.0000157026386487855">
                <text:p>-0.0000157026386487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">
                <text:p>0.316</text:p>
              </table:table-cell>
              <table:table-cell office:value-type="float" office:value="-0.0000173739040435155">
                <text:p>-0.0000173739040435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8">
                <text:p>0.348</text:p>
              </table:table-cell>
              <table:table-cell office:value-type="float" office:value="-0.0000191482379999968">
                <text:p>-0.0000191482379999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plot-area chart:style-name="ch2" table:cell-range-address="'Longitudinal +grad'.D5:'Longitudinal +grad'.D15 'Longitudinal +grad'.P5:'Longitudinal +grad'.P15 'Longitudinal +grad'.P17:'Longitudinal +grad'.P27" svg:x="0.32cm" svg:y="0.18cm" svg:width="15.362cm" svg:height="8.646cm">
          <chart:coordinate-region svg:x="2.137cm" svg:y="0.382cm" svg:width="13.3cm" svg:height="8.242cm"/>
          <chart:axis chart:dimension="x" chart:name="primary-x" chart:style-name="ch3"/>
          <chart:axis chart:dimension="y" chart:name="primary-y" chart:style-name="ch4"/>
          <chart:series chart:style-name="ch5" chart:values-cell-range-address="'Longitudinal +grad'.P5:'Longitudinal +grad'.P15" chart:class="chart:scatter">
            <chart:domain table:cell-range-address="'Longitudinal +grad'.D5:'Longitudinal +grad'.D15"/>
            <chart:data-point chart:repeated="11"/>
          </chart:series>
          <chart:series chart:style-name="ch6" chart:values-cell-range-address="'Longitudinal +grad'.P17:'Longitudinal +grad'.P27" chart:class="chart:scatter">
            <chart:domain table:cell-range-address="'Longitudinal +grad'.D17:'Longitudinal +grad'.D2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P</text:p>
              </table:table-cell>
              <table:table-cell office:value-type="string">
                <text:p>Column D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Longitudinal +grad'.D5:'Longitudinal +grad'.D15</svg:desc>
                </draw:g>
              </table:table-cell>
              <table:table-cell office:value-type="float" office:value="-0">
                <text:p>-0</text:p>
                <draw:g>
                  <svg:desc>'Longitudinal +grad'.P5:'Longitudinal +grad'.P15</svg:desc>
                </draw:g>
              </table:table-cell>
              <table:table-cell office:value-type="float" office:value="0.003">
                <text:p>0.003</text:p>
                <draw:g>
                  <svg:desc>'Longitudinal +grad'.D17:'Longitudinal +grad'.D27</svg:desc>
                </draw:g>
              </table:table-cell>
              <table:table-cell office:value-type="float" office:value="-0">
                <text:p>-0</text:p>
                <draw:g>
                  <svg:desc>'Longitudinal +grad'.P17:'Longitudinal +grad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00000208514475186625">
                <text:p>0.00000208514475186625</text:p>
              </table:table-cell>
              <table:table-cell office:value-type="float" office:value="0.039">
                <text:p>0.039</text:p>
              </table:table-cell>
              <table:table-cell office:value-type="float" office:value="-0.00000193739470536667">
                <text:p>-0.0000019373947053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">
                <text:p>0.073</text:p>
              </table:table-cell>
              <table:table-cell office:value-type="float" office:value="0.00000352981328202924">
                <text:p>0.00000352981328202924</text:p>
              </table:table-cell>
              <table:table-cell office:value-type="float" office:value="0.073">
                <text:p>0.073</text:p>
              </table:table-cell>
              <table:table-cell office:value-type="float" office:value="-0.00000385792272891333">
                <text:p>-0.0000038579227289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">
                <text:p>0.109</text:p>
              </table:table-cell>
              <table:table-cell office:value-type="float" office:value="0.00000604651283949053">
                <text:p>0.00000604651283949053</text:p>
              </table:table-cell>
              <table:table-cell office:value-type="float" office:value="0.109">
                <text:p>0.109</text:p>
              </table:table-cell>
              <table:table-cell office:value-type="float" office:value="-0.00000639238904316443">
                <text:p>-0.0000063923890431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">
                <text:p>0.143</text:p>
              </table:table-cell>
              <table:table-cell office:value-type="float" office:value="0.00000859027151597985">
                <text:p>0.00000859027151597985</text:p>
              </table:table-cell>
              <table:table-cell office:value-type="float" office:value="0.143">
                <text:p>0.143</text:p>
              </table:table-cell>
              <table:table-cell office:value-type="float" office:value="-0.00000827356000393797">
                <text:p>-0.00000827356000393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">
                <text:p>0.184</text:p>
              </table:table-cell>
              <table:table-cell office:value-type="float" office:value="0.0000106176153021282">
                <text:p>0.0000106176153021282</text:p>
              </table:table-cell>
              <table:table-cell office:value-type="float" office:value="0.184">
                <text:p>0.184</text:p>
              </table:table-cell>
              <table:table-cell office:value-type="float" office:value="-0.0000102615501394879">
                <text:p>-0.0000102615501394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">
                <text:p>0.213</text:p>
              </table:table-cell>
              <table:table-cell office:value-type="float" office:value="0.000012388287860086">
                <text:p>0.000012388287860086</text:p>
              </table:table-cell>
              <table:table-cell office:value-type="float" office:value="0.213">
                <text:p>0.213</text:p>
              </table:table-cell>
              <table:table-cell office:value-type="float" office:value="-0.0000116171602876816">
                <text:p>-0.0000116171602876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0000141716270414974">
                <text:p>0.0000141716270414974</text:p>
              </table:table-cell>
              <table:table-cell office:value-type="float" office:value="0.25">
                <text:p>0.25</text:p>
              </table:table-cell>
              <table:table-cell office:value-type="float" office:value="-0.0000139373017533729">
                <text:p>-0.0000139373017533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  <table:table-cell office:value-type="float" office:value="0.0000168008302257836">
                <text:p>0.0000168008302257836</text:p>
              </table:table-cell>
              <table:table-cell office:value-type="float" office:value="0.28">
                <text:p>0.28</text:p>
              </table:table-cell>
              <table:table-cell office:value-type="float" office:value="-0.0000162303777556876">
                <text:p>-0.0000162303777556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">
                <text:p>0.316</text:p>
              </table:table-cell>
              <table:table-cell office:value-type="float" office:value="0.000018475319717394">
                <text:p>0.000018475319717394</text:p>
              </table:table-cell>
              <table:table-cell office:value-type="float" office:value="0.316">
                <text:p>0.316</text:p>
              </table:table-cell>
              <table:table-cell office:value-type="float" office:value="-0.0000184963875668205">
                <text:p>-0.0000184963875668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8">
                <text:p>0.348</text:p>
              </table:table-cell>
              <table:table-cell office:value-type="float" office:value="0.0000210072890595819">
                <text:p>0.0000210072890595819</text:p>
              </table:table-cell>
              <table:table-cell office:value-type="float" office:value="0.348">
                <text:p>0.348</text:p>
              </table:table-cell>
              <table:table-cell office:value-type="float" office:value="-0.0000199136058707729">
                <text:p>-0.00001991360587077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